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5" style:family="paragraph" style:parent-style-name="Heading_20_3">
      <style:text-properties officeooo:rsid="00119610" officeooo:paragraph-rsid="00119610"/>
    </style:style>
    <style:style style:name="P6"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7" style:family="paragraph" style:parent-style-name="Text_20_body">
      <style:paragraph-properties fo:margin-top="0in" fo:margin-bottom="0in" loext:contextual-spacing="false"/>
      <style:text-properties officeooo:paragraph-rsid="0021f272"/>
    </style:style>
    <style:style style:name="P8" style:family="paragraph" style:parent-style-name="Text_20_body">
      <style:paragraph-properties fo:margin-left="1.5752in" fo:margin-right="0in" fo:margin-top="0in" fo:margin-bottom="0in" loext:contextual-spacing="false" fo:text-indent="0in" style:auto-text-indent="false"/>
    </style:style>
    <style:style style:name="P9" style:family="paragraph" style:parent-style-name="Text_20_body">
      <style:paragraph-properties fo:margin-left="0.7874in" fo:margin-right="0in" fo:margin-top="0in" fo:margin-bottom="0in" loext:contextual-spacing="false" fo:text-indent="0in" style:auto-text-indent="false"/>
    </style:style>
    <style:style style:name="P10" style:family="paragraph" style:parent-style-name="Text_20_body">
      <style:paragraph-properties fo:margin-left="0.7874in" fo:margin-right="0in" fo:margin-top="0in" fo:margin-bottom="0in" loext:contextual-spacing="false" fo:text-indent="0in" style:auto-text-indent="false"/>
      <style:text-properties officeooo:rsid="0024735e" officeooo:paragraph-rsid="0024735e"/>
    </style:style>
    <style:style style:name="P11" style:family="paragraph" style:parent-style-name="Text_20_body">
      <style:paragraph-properties fo:margin-left="0.7874in" fo:margin-right="0in" fo:margin-top="0in" fo:margin-bottom="0in" loext:contextual-spacing="false" fo:text-indent="0in" style:auto-text-indent="false"/>
      <style:text-properties officeooo:paragraph-rsid="0024735e"/>
    </style:style>
    <style:style style:name="P12" style:family="paragraph" style:parent-style-name="Heading_20_2">
      <style:text-properties officeooo:rsid="002590d6" officeooo:paragraph-rsid="002590d6"/>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Text_20_body">
      <style:paragraph-properties fo:margin-top="0in" fo:margin-bottom="0in" loext:contextual-spacing="false"/>
    </style:style>
    <style:style style:name="P21"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2" style:family="paragraph" style:parent-style-name="Text_20_body">
      <style:paragraph-properties fo:margin-top="0in" fo:margin-bottom="0in" loext:contextual-spacing="false"/>
      <style:text-properties officeooo:paragraph-rsid="0021f272"/>
    </style:style>
    <style:style style:name="P23" style:family="paragraph" style:parent-style-name="Text_20_body">
      <style:paragraph-properties fo:margin-top="0in" fo:margin-bottom="0in" loext:contextual-spacing="false"/>
      <style:text-properties officeooo:rsid="0011665d" officeooo:paragraph-rsid="00119610"/>
    </style:style>
    <style:style style:name="P24" style:family="paragraph" style:parent-style-name="Text_20_body">
      <style:paragraph-properties fo:margin-top="0in" fo:margin-bottom="0in" loext:contextual-spacing="false"/>
      <style:text-properties style:font-name="Courier New1" fo:font-size="10pt" officeooo:paragraph-rsid="00147179" style:font-size-asian="10pt" style:font-size-complex="10pt"/>
    </style:style>
    <style:style style:name="P25" style:family="paragraph" style:parent-style-name="Text_20_body">
      <style:paragraph-properties fo:margin-top="0in" fo:margin-bottom="0in" loext:contextual-spacing="false"/>
      <style:text-properties style:font-name="Courier New1" fo:font-size="10pt" officeooo:rsid="00147179" officeooo:paragraph-rsid="00147179" style:font-size-asian="10pt" style:font-size-complex="10pt"/>
    </style:style>
    <style:style style:name="P26" style:family="paragraph" style:parent-style-name="Text_20_body">
      <style:paragraph-properties fo:margin-top="0in" fo:margin-bottom="0in" loext:contextual-spacing="false"/>
      <style:text-properties officeooo:rsid="0021f272" officeooo:paragraph-rsid="0021f272"/>
    </style:style>
    <style:style style:name="P27" style:family="paragraph" style:parent-style-name="Text_20_body">
      <style:paragraph-properties fo:margin-top="0in" fo:margin-bottom="0in" loext:contextual-spacing="false"/>
      <style:text-properties officeooo:rsid="0022b60a" officeooo:paragraph-rsid="0022b60a"/>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0" style:family="paragraph" style:parent-style-name="Standard">
      <style:paragraph-properties fo:margin-top="0in" fo:margin-bottom="0in" loext:contextual-spacing="false"/>
      <style:text-properties style:font-name="TimesNewRomanPSMT" fo:font-size="12pt"/>
    </style:style>
    <style:style style:name="P31" style:family="paragraph" style:parent-style-name="Standard">
      <style:paragraph-properties fo:margin-top="0in" fo:margin-bottom="0in" loext:contextual-spacing="false"/>
      <style:text-properties officeooo:rsid="00147179" officeooo:paragraph-rsid="00147179"/>
    </style:style>
    <style:style style:name="P32" style:family="paragraph" style:parent-style-name="Text_20_body">
      <style:paragraph-properties fo:margin-left="1.5752in" fo:margin-right="0in" fo:margin-top="0in" fo:margin-bottom="0in" loext:contextual-spacing="false" fo:text-indent="0in" style:auto-text-indent="false"/>
    </style:style>
    <style:style style:name="P33" style:family="paragraph" style:parent-style-name="Text_20_body">
      <style:paragraph-properties fo:margin-left="0.7874in" fo:margin-right="0in" fo:margin-top="0in" fo:margin-bottom="0in" loext:contextual-spacing="false" fo:text-indent="0in" style:auto-text-indent="false"/>
    </style:style>
    <style:style style:name="P34" style:family="paragraph" style:parent-style-name="Text_20_body">
      <style:paragraph-properties fo:margin-left="0.7874in" fo:margin-right="0in" fo:margin-top="0in" fo:margin-bottom="0in" loext:contextual-spacing="false" fo:text-indent="0in" style:auto-text-indent="false"/>
      <style:text-properties officeooo:paragraph-rsid="0024735e"/>
    </style:style>
    <style:style style:name="P35" style:family="paragraph" style:parent-style-name="Text_20_body">
      <style:paragraph-properties fo:margin-left="0.7874in" fo:margin-right="0in" fo:margin-top="0in" fo:margin-bottom="0in" loext:contextual-spacing="false" fo:text-indent="0in" style:auto-text-indent="false"/>
      <style:text-properties officeooo:rsid="0024735e" officeooo:paragraph-rsid="0024735e"/>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Text_20_body">
      <style:paragraph-properties fo:margin-left="2.3626in" fo:margin-right="0in" fo:margin-top="0in" fo:margin-bottom="0in" loext:contextual-spacing="false" fo:text-indent="0in" style:auto-text-indent="false"/>
    </style:style>
    <style:style style:name="P38" style:family="paragraph" style:parent-style-name="Text_20_body">
      <style:paragraph-properties fo:margin-left="2.3626in" fo:margin-right="0in" fo:margin-top="0in" fo:margin-bottom="0in" loext:contextual-spacing="false" fo:text-indent="0in" style:auto-text-indent="false"/>
      <style:text-properties officeooo:paragraph-rsid="0024735e"/>
    </style:style>
    <style:style style:name="P39" style:family="paragraph" style:parent-style-name="Text_20_body">
      <style:paragraph-properties fo:margin-left="2.3626in" fo:margin-right="0in" fo:margin-top="0in" fo:margin-bottom="0in" loext:contextual-spacing="false" fo:text-indent="0in" style:auto-text-indent="false"/>
      <style:text-properties officeooo:paragraph-rsid="002590d6"/>
    </style:style>
    <style:style style:name="P40" style:family="paragraph" style:parent-style-name="Text_20_body">
      <style:paragraph-properties fo:margin-left="3.1492in" fo:margin-right="0in" fo:margin-top="0in" fo:margin-bottom="0in" loext:contextual-spacing="false" fo:text-indent="0in" style:auto-text-indent="false"/>
    </style:style>
    <style:style style:name="P41" style:family="paragraph" style:parent-style-name="Standard">
      <style:text-properties officeooo:rsid="00213600" officeooo:paragraph-rsid="00213600"/>
    </style:style>
    <style:style style:name="P42" style:family="paragraph" style:parent-style-name="Standard">
      <style:text-properties officeooo:rsid="00213ca1" officeooo:paragraph-rsid="00213ca1"/>
    </style:style>
    <style:style style:name="P43" style:family="paragraph" style:parent-style-name="Text_20_body">
      <style:text-properties officeooo:rsid="0012c8c5" officeooo:paragraph-rsid="0012c8c5"/>
    </style:style>
    <style:style style:name="P44" style:family="paragraph" style:parent-style-name="Text_20_body">
      <style:text-properties officeooo:rsid="00147179" officeooo:paragraph-rsid="00147179"/>
    </style:style>
    <style:style style:name="P45" style:family="paragraph" style:parent-style-name="Text_20_body">
      <style:text-properties officeooo:rsid="0015c617" officeooo:paragraph-rsid="0015c617"/>
    </style:style>
    <style:style style:name="P46" style:family="paragraph" style:parent-style-name="Text_20_body">
      <style:text-properties officeooo:rsid="00188d83" officeooo:paragraph-rsid="00188d83"/>
    </style:style>
    <style:style style:name="P47" style:family="paragraph" style:parent-style-name="Text_20_body">
      <style:text-properties fo:font-weight="bold" officeooo:rsid="001a79e2" officeooo:paragraph-rsid="001a79e2" style:font-weight-asian="bold" style:font-weight-complex="bold"/>
    </style:style>
    <style:style style:name="P48" style:family="paragraph" style:parent-style-name="Text_20_body">
      <style:text-properties officeooo:rsid="001deec2" officeooo:paragraph-rsid="001deec2"/>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9252in" style:type="right" style:leader-style="dotted" style:leader-text="."/>
        </style:tab-stops>
      </style:paragraph-properties>
    </style:style>
    <style:style style:name="P51" style:family="paragraph" style:parent-style-name="Contents_20_3">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P53" style:family="paragraph" style:parent-style-name="Heading_20_4">
      <style:text-properties officeooo:rsid="0012c8c5" officeooo:paragraph-rsid="0012c8c5"/>
    </style:style>
    <style:style style:name="P54" style:family="paragraph" style:parent-style-name="Heading_20_4">
      <style:text-properties officeooo:rsid="0012c8c5" officeooo:paragraph-rsid="0015c617"/>
    </style:style>
    <style:style style:name="P55" style:family="paragraph" style:parent-style-name="Heading_20_4">
      <style:text-properties officeooo:rsid="0012c8c5" officeooo:paragraph-rsid="00188d83"/>
    </style:style>
    <style:style style:name="P56" style:family="paragraph" style:parent-style-name="Text_20_body">
      <style:paragraph-properties fo:margin-left="0.7874in" fo:margin-right="0in" fo:margin-top="0in" fo:margin-bottom="0in" loext:contextual-spacing="false" fo:text-indent="0in" style:auto-text-indent="false"/>
      <style:text-properties officeooo:rsid="0024735e" officeooo:paragraph-rsid="0024735e"/>
    </style:style>
    <style:style style:name="P57" style:family="paragraph" style:parent-style-name="Text_20_body">
      <style:paragraph-properties fo:margin-top="0in" fo:margin-bottom="0in"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58"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9" style:family="paragraph" style:parent-style-name="Text_20_body" style:list-style-name="L1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60"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61"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62" style:family="paragraph" style:parent-style-name="Text_20_body" style:list-style-name="L14">
      <style:text-properties officeooo:rsid="001deec2" officeooo:paragraph-rsid="001f8e76"/>
    </style:style>
    <style:style style:name="P63" style:family="paragraph" style:parent-style-name="Text_20_body" style:list-style-name="L14">
      <style:text-properties officeooo:rsid="001deec2" officeooo:paragraph-rsid="001deec2"/>
    </style:style>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2" style:master-page-name="">
      <style:paragraph-properties fo:margin-top="0in" fo:margin-bottom="0.0201in" loext:contextual-spacing="false" style:page-number="auto" style:shadow="none"/>
      <style:text-properties officeooo:paragraph-rsid="001a79e2"/>
    </style:style>
    <style:style style:name="P67" style:family="paragraph" style:parent-style-name="Text_20_body" style:list-style-name="L12">
      <style:paragraph-properties fo:margin-top="0in" fo:margin-bottom="0.0201in" loext:contextual-spacing="false" style:shadow="none"/>
      <style:text-properties officeooo:rsid="001aa5af" officeooo:paragraph-rsid="001aa5af"/>
    </style:style>
    <style:style style:name="P68" style:family="paragraph" style:parent-style-name="Text_20_body" style:list-style-name="L13">
      <style:paragraph-properties fo:margin-top="0in" fo:margin-bottom="0.0201in" loext:contextual-spacing="false" style:shadow="none"/>
      <style:text-properties officeooo:rsid="001aa5af" officeooo:paragraph-rsid="001aa5af"/>
    </style:style>
    <style:style style:name="P69" style:family="paragraph" style:parent-style-name="Text_20_body" style:list-style-name="L13">
      <style:paragraph-properties fo:margin-top="0in" fo:margin-bottom="0.0201in" loext:contextual-spacing="false" style:shadow="none"/>
      <style:text-properties officeooo:rsid="001c6c9c" officeooo:paragraph-rsid="001aa5af"/>
    </style:style>
    <style:style style:name="P70" style:family="paragraph" style:parent-style-name="Text_20_body" style:list-style-name="L13">
      <style:paragraph-properties fo:margin-top="0in" fo:margin-bottom="0.0201in" loext:contextual-spacing="false" style:shadow="none"/>
      <style:text-properties officeooo:rsid="001ab8cf" officeooo:paragraph-rsid="001ab8cf"/>
    </style:style>
    <style:style style:name="P71" style:family="paragraph" style:parent-style-name="Text_20_body" style:list-style-name="L13">
      <style:paragraph-properties fo:margin-top="0in" fo:margin-bottom="0.0201in" loext:contextual-spacing="false" style:shadow="none"/>
      <style:text-properties officeooo:rsid="001c53b7" officeooo:paragraph-rsid="001c53b7"/>
    </style:style>
    <style:style style:name="P72"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73"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74" style:family="paragraph" style:parent-style-name="Heading_20_3">
      <style:text-properties officeooo:rsid="00119610" officeooo:paragraph-rsid="00119610"/>
    </style:style>
    <style:style style:name="P75"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76" style:family="paragraph" style:parent-style-name="Heading_20_2">
      <style:text-properties officeooo:rsid="002590d6" officeooo:paragraph-rsid="002590d6"/>
    </style:style>
    <style:style style:name="P77"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78" style:family="paragraph" style:parent-style-name="Heading_20_1" style:master-page-name="First_20_Page">
      <style:paragraph-properties style:page-number="auto"/>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top="0in" fo:margin-bottom="0in"/>
      <style:text-properties style:font-name="F" fo:font-size="12pt"/>
    </style:style>
    <style:style style:name="P81" style:family="paragraph">
      <style:paragraph-properties style:writing-mode="lr-tb"/>
    </style:style>
    <style:style style:name="P8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8"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7"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8"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9"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officeooo:rsid="0024735e"/>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5553128382528" text:id="ct105553128382528">
          <text:insertion>
            <office:change-info>
              <dc:creator>Balazs Racz</dc:creator>
              <dc:date>2015-02-15T20:01:00</dc:date>
            </office:change-info>
          </text:insertion>
        </text:changed-region>
        <text:changed-region xml:id="ct105553128366720" text:id="ct105553128366720">
          <text:deletion>
            <office:change-info>
              <dc:creator>Balazs Racz</dc:creator>
              <dc:date>2015-02-15T20:01:00</dc:date>
            </office:change-info>
            <text:p text:style-name="P1">"</text:p>
          </text:deletion>
        </text:changed-region>
        <text:changed-region xml:id="ct105553128325120" text:id="ct105553128325120">
          <text:deletion>
            <office:change-info>
              <dc:creator>Balazs Racz</dc:creator>
              <dc:date>2015-02-15T20:01:00</dc:date>
            </office:change-info>
            <text:p text:style-name="P1">"</text:p>
          </text:deletion>
        </text:changed-region>
        <text:changed-region xml:id="ct105553126248560" text:id="ct105553126248560">
          <text:insertion>
            <office:change-info>
              <dc:creator>Balazs Racz</dc:creator>
              <dc:date>2015-02-15T20:01:00</dc:date>
            </office:change-info>
          </text:insertion>
        </text:changed-region>
        <text:changed-region xml:id="ct105553128397504" text:id="ct105553128397504">
          <text:insertion>
            <office:change-info>
              <dc:creator>Balazs Racz</dc:creator>
              <dc:date>2015-02-15T20:04:00</dc:date>
            </office:change-info>
          </text:insertion>
        </text:changed-region>
        <text:changed-region xml:id="ct105553117887824" text:id="ct105553117887824">
          <text:deletion>
            <office:change-info>
              <dc:creator>Balazs Racz</dc:creator>
              <dc:date>2015-02-15T20:04:00</dc:date>
            </office:change-info>
            <text:p text:style-name="Standard"><text:s text:c="2"/></text:p>
          </text:deletion>
        </text:changed-region>
        <text:changed-region xml:id="ct105553128398544" text:id="ct105553128398544">
          <text:insertion>
            <office:change-info>
              <dc:creator>Balazs Racz</dc:creator>
              <dc:date>2015-02-15T20:08:00</dc:date>
            </office:change-info>
          </text:insertion>
        </text:changed-region>
        <text:changed-region xml:id="ct106652631683056" text:id="ct106652631683056">
          <text:insertion>
            <office:change-info>
              <dc:creator>David P Harris</dc:creator>
              <dc:date>2015-02-15T22:07:00</dc:date>
            </office:change-info>
          </text:insertion>
        </text:changed-region>
        <text:changed-region xml:id="ct106652631683472" text:id="ct106652631683472">
          <text:insertion>
            <office:change-info>
              <dc:creator>Balazs Racz</dc:creator>
              <dc:date>2015-02-15T20:08:00</dc:date>
            </office:change-info>
          </text:insertion>
        </text:changed-region>
        <text:changed-region xml:id="ct105553128400000" text:id="ct105553128400000">
          <text:insertion>
            <office:change-info>
              <dc:creator>Balazs Racz</dc:creator>
              <dc:date>2015-02-15T20:09:00</dc:date>
            </office:change-info>
          </text:insertion>
        </text:changed-region>
        <text:changed-region xml:id="ct105553117909040" text:id="ct105553117909040">
          <text:format-change>
            <office:change-info>
              <dc:creator>Balazs Racz</dc:creator>
              <dc:date>2015-02-15T20:04:00</dc:date>
            </office:change-info>
          </text:format-change>
        </text:changed-region>
        <text:changed-region xml:id="ct105553117956464" text:id="ct105553117956464">
          <text:deletion>
            <office:change-info>
              <dc:creator>Balazs Racz</dc:creator>
              <dc:date>2015-02-15T20:09:00</dc:date>
            </office:change-info>
            <text:p text:style-name="P2"/>
            <text:p text:style-name="P3"/>
            <text:p text:style-name="P3"/>
          </text:deletion>
        </text:changed-region>
        <text:changed-region xml:id="ct105553128376496" text:id="ct105553128376496">
          <text:insertion>
            <office:change-info>
              <dc:creator>Balazs Racz</dc:creator>
              <dc:date>2015-02-15T20:10:00</dc:date>
            </office:change-info>
          </text:insertion>
        </text:changed-region>
        <text:changed-region xml:id="ct105553117967488" text:id="ct105553117967488">
          <text:insertion>
            <office:change-info>
              <dc:creator>Balazs Racz</dc:creator>
              <dc:date>2015-02-15T20:10:00</dc:date>
            </office:change-info>
          </text:insertion>
        </text:changed-region>
        <text:changed-region xml:id="ct105553119951488" text:id="ct105553119951488">
          <text:deletion>
            <office:change-info>
              <dc:creator>Balazs Racz</dc:creator>
              <dc:date>2015-02-15T20:10:00</dc:date>
            </office:change-info>
            <text:p text:style-name="P2">e </text:p>
          </text:deletion>
        </text:changed-region>
        <text:changed-region xml:id="ct105553128382320" text:id="ct105553128382320">
          <text:insertion>
            <office:change-info>
              <dc:creator>Balazs Racz</dc:creator>
              <dc:date>2015-02-15T20:10:00</dc:date>
            </office:change-info>
          </text:insertion>
        </text:changed-region>
        <text:changed-region xml:id="ct105553128356528" text:id="ct105553128356528">
          <text:insertion>
            <office:change-info>
              <dc:creator>Balazs Racz</dc:creator>
              <dc:date>2015-02-15T20:10:00</dc:date>
            </office:change-info>
          </text:insertion>
        </text:changed-region>
        <text:changed-region xml:id="ct105553126358592" text:id="ct105553126358592">
          <text:insertion>
            <office:change-info>
              <dc:creator>Balazs Racz</dc:creator>
              <dc:date>2015-02-15T20:10:00</dc:date>
            </office:change-info>
          </text:insertion>
        </text:changed-region>
        <text:changed-region xml:id="ct105553128372544" text:id="ct105553128372544">
          <text:insertion>
            <office:change-info>
              <dc:creator>Balazs Racz</dc:creator>
              <dc:date>2015-02-15T20:11:00</dc:date>
            </office:change-info>
          </text:insertion>
        </text:changed-region>
        <text:changed-region xml:id="ct105553117940240" text:id="ct105553117940240">
          <text:deletion>
            <office:change-info>
              <dc:creator>Balazs Racz</dc:creator>
              <dc:date>2015-02-15T20:10:00</dc:date>
            </office:change-info>
            <text:p text:style-name="P3"/>
            <text:p text:style-name="P3"/>
          </text:deletion>
        </text:changed-region>
        <text:changed-region xml:id="ct105553128368176" text:id="ct105553128368176">
          <text:deletion>
            <office:change-info>
              <dc:creator>Balazs Racz</dc:creator>
              <dc:date>2015-02-15T20:09:00</dc:date>
            </office:change-info>
            <text:p text:style-name="P4">Because the using node may not have external connections, XML features requiring those (Xinclude, schema default values, …) are not be assumed to be present. By specifying XML 1.0 only, XInclude, XML Namespaces, XML Base, xml:id and other extensions have been excluded.</text:p>
            <text:p text:style-name="P1"/>
            <text:p text:style-name="P3">The CDI may specify stylesheets (because the XML 1.0 standard is consistent with that)</text:p>
          </text:deletion>
        </text:changed-region>
        <text:changed-region xml:id="ct105553119938176" text:id="ct105553119938176">
          <text:deletion>
            <office:change-info>
              <dc:creator>Balazs Racz</dc:creator>
              <dc:date>2015-02-15T20:10:00</dc:date>
            </office:change-info>
            <text:p text:style-name="P4"/>
            <text:p text:style-name="P4"/>
          </text:deletion>
        </text:changed-region>
        <text:changed-region xml:id="ct105553128344880" text:id="ct105553128344880">
          <text:format-change>
            <office:change-info>
              <dc:creator>Balazs Racz</dc:creator>
              <dc:date>2015-02-15T20:06:00</dc:date>
            </office:change-info>
          </text:format-change>
        </text:changed-region>
        <text:changed-region xml:id="ct105553119947328" text:id="ct105553119947328">
          <text:insertion>
            <office:change-info>
              <dc:creator>Balazs Racz</dc:creator>
              <dc:date>2015-02-15T20:12:00</dc:date>
            </office:change-info>
          </text:insertion>
        </text:changed-region>
        <text:changed-region xml:id="ct105553119961888" text:id="ct105553119961888">
          <text:deletion>
            <office:change-info>
              <dc:creator>Balazs Racz</dc:creator>
              <dc:date>2015-02-15T20:12:00</dc:date>
            </office:change-info>
            <text:h text:style-name="P5" text:outline-level="3"/>
            <text:h text:style-name="P6" text:outline-level="3"/>
          </text:deletion>
        </text:changed-region>
        <text:changed-region xml:id="ct105553117917568" text:id="ct105553117917568">
          <text:insertion>
            <office:change-info>
              <dc:creator>Balazs Racz</dc:creator>
              <dc:date>2015-02-15T20:12:00</dc:date>
            </office:change-info>
          </text:insertion>
        </text:changed-region>
        <text:changed-region xml:id="ct105553117889904" text:id="ct105553117889904">
          <text:insertion>
            <office:change-info>
              <dc:creator>Balazs Racz</dc:creator>
              <dc:date>2015-02-15T20:14:00</dc:date>
            </office:change-info>
          </text:insertion>
        </text:changed-region>
        <text:changed-region xml:id="ct105553117904256" text:id="ct105553117904256">
          <text:insertion>
            <office:change-info>
              <dc:creator>Balazs Racz</dc:creator>
              <dc:date>2015-02-15T20:19:00</dc:date>
            </office:change-info>
          </text:insertion>
        </text:changed-region>
        <text:changed-region xml:id="ct105553117911536" text:id="ct105553117911536">
          <text:insertion>
            <office:change-info>
              <dc:creator>Balazs Racz</dc:creator>
              <dc:date>2015-02-15T20:20:00</dc:date>
            </office:change-info>
          </text:insertion>
        </text:changed-region>
        <text:changed-region xml:id="ct105553128356736" text:id="ct105553128356736">
          <text:insertion>
            <office:change-info>
              <dc:creator>Balazs Racz</dc:creator>
              <dc:date>2015-02-15T20:21:00</dc:date>
            </office:change-info>
          </text:insertion>
        </text:changed-region>
        <text:changed-region xml:id="ct105553128400832" text:id="ct105553128400832">
          <text:insertion>
            <office:change-info>
              <dc:creator>Balazs Racz</dc:creator>
              <dc:date>2015-02-15T20:54:00</dc:date>
            </office:change-info>
          </text:insertion>
        </text:changed-region>
        <text:changed-region xml:id="ct105553128379408" text:id="ct105553128379408">
          <text:insertion>
            <office:change-info>
              <dc:creator>Balazs Racz</dc:creator>
              <dc:date>2015-02-15T20:56:00</dc:date>
            </office:change-info>
          </text:insertion>
        </text:changed-region>
        <text:changed-region xml:id="ct105553128379616" text:id="ct105553128379616">
          <text:insertion>
            <office:change-info>
              <dc:creator>Balazs Racz</dc:creator>
              <dc:date>2015-02-15T20:57:00</dc:date>
            </office:change-info>
          </text:insertion>
        </text:changed-region>
        <text:changed-region xml:id="ct105553128381488" text:id="ct105553128381488">
          <text:insertion>
            <office:change-info>
              <dc:creator>Balazs Racz</dc:creator>
              <dc:date>2015-02-15T20:55:00</dc:date>
            </office:change-info>
          </text:insertion>
        </text:changed-region>
        <text:changed-region xml:id="ct105553117929840" text:id="ct105553117929840">
          <text:insertion>
            <office:change-info>
              <dc:creator>Balazs Racz</dc:creator>
              <dc:date>2015-02-15T20:58:00</dc:date>
            </office:change-info>
          </text:insertion>
        </text:changed-region>
        <text:changed-region xml:id="ct105553128385024" text:id="ct105553128385024">
          <text:insertion>
            <office:change-info>
              <dc:creator>Balazs Racz</dc:creator>
              <dc:date>2015-02-15T20:59:00</dc:date>
            </office:change-info>
          </text:insertion>
        </text:changed-region>
        <text:changed-region xml:id="ct105553122113536" text:id="ct105553122113536">
          <text:insertion>
            <office:change-info>
              <dc:creator>Balazs Racz</dc:creator>
              <dc:date>2015-02-15T21:00:00</dc:date>
            </office:change-info>
          </text:insertion>
        </text:changed-region>
        <text:changed-region xml:id="ct105553128376080" text:id="ct105553128376080">
          <text:insertion>
            <office:change-info>
              <dc:creator>Balazs Racz</dc:creator>
              <dc:date>2015-02-15T21:02:00</dc:date>
            </office:change-info>
          </text:insertion>
        </text:changed-region>
        <text:changed-region xml:id="ct105553128383568" text:id="ct105553128383568">
          <text:insertion>
            <office:change-info>
              <dc:creator>Balazs Racz</dc:creator>
              <dc:date>2015-02-15T21:07:00</dc:date>
            </office:change-info>
          </text:insertion>
        </text:changed-region>
        <text:changed-region xml:id="ct105553128382112" text:id="ct105553128382112">
          <text:insertion>
            <office:change-info>
              <dc:creator>Balazs Racz</dc:creator>
              <dc:date>2015-02-15T21:08:00</dc:date>
            </office:change-info>
          </text:insertion>
        </text:changed-region>
        <text:changed-region xml:id="ct105553128378160" text:id="ct105553128378160">
          <text:insertion>
            <office:change-info>
              <dc:creator>Balazs Racz</dc:creator>
              <dc:date>2015-02-15T21:09:00</dc:date>
            </office:change-info>
          </text:insertion>
        </text:changed-region>
        <text:changed-region xml:id="ct105553128365888" text:id="ct105553128365888">
          <text:insertion>
            <office:change-info>
              <dc:creator>Balazs Racz</dc:creator>
              <dc:date>2015-02-15T21:40:00</dc:date>
            </office:change-info>
          </text:insertion>
        </text:changed-region>
        <text:changed-region xml:id="ct105553128377952" text:id="ct105553128377952">
          <text:insertion>
            <office:change-info>
              <dc:creator>Balazs Racz</dc:creator>
              <dc:date>2015-02-15T21:41:00</dc:date>
            </office:change-info>
          </text:insertion>
        </text:changed-region>
        <text:changed-region xml:id="ct105553117940448" text:id="ct105553117940448">
          <text:insertion>
            <office:change-info>
              <dc:creator>Balazs Racz</dc:creator>
              <dc:date>2015-02-15T21:42:00</dc:date>
            </office:change-info>
          </text:insertion>
        </text:changed-region>
        <text:changed-region xml:id="ct105553117968944" text:id="ct105553117968944">
          <text:insertion>
            <office:change-info>
              <dc:creator>Balazs Racz</dc:creator>
              <dc:date>2015-02-15T21:43:00</dc:date>
            </office:change-info>
          </text:insertion>
        </text:changed-region>
        <text:changed-region xml:id="ct105553117956256" text:id="ct105553117956256">
          <text:insertion>
            <office:change-info>
              <dc:creator>Balazs Racz</dc:creator>
              <dc:date>2015-02-15T21:44:00</dc:date>
            </office:change-info>
          </text:insertion>
        </text:changed-region>
        <text:changed-region xml:id="ct105553128383360" text:id="ct105553128383360">
          <text:insertion>
            <office:change-info>
              <dc:creator>Balazs Racz</dc:creator>
              <dc:date>2015-02-15T22:14:00</dc:date>
            </office:change-info>
          </text:insertion>
        </text:changed-region>
        <text:changed-region xml:id="ct105553128401248" text:id="ct105553128401248">
          <text:insertion>
            <office:change-info>
              <dc:creator>Balazs Racz</dc:creator>
              <dc:date>2015-02-15T22:15:00</dc:date>
            </office:change-info>
          </text:insertion>
        </text:changed-region>
        <text:changed-region xml:id="ct105553117900304" text:id="ct105553117900304">
          <text:insertion>
            <office:change-info>
              <dc:creator>Balazs Racz</dc:creator>
              <dc:date>2015-02-15T22:16:00</dc:date>
            </office:change-info>
          </text:insertion>
        </text:changed-region>
        <text:changed-region xml:id="ct105553117906336" text:id="ct105553117906336">
          <text:insertion>
            <office:change-info>
              <dc:creator>Balazs Racz</dc:creator>
              <dc:date>2015-02-15T22:17:00</dc:date>
            </office:change-info>
          </text:insertion>
        </text:changed-region>
        <text:changed-region xml:id="ct105553128375872" text:id="ct105553128375872">
          <text:insertion>
            <office:change-info>
              <dc:creator>Balazs Racz</dc:creator>
              <dc:date>2015-02-15T22:18:00</dc:date>
            </office:change-info>
          </text:insertion>
        </text:changed-region>
        <text:changed-region xml:id="ct105553128367968" text:id="ct105553128367968">
          <text:insertion>
            <office:change-info>
              <dc:creator>Balazs Racz</dc:creator>
              <dc:date>2015-02-15T22:19:00</dc:date>
            </office:change-info>
          </text:insertion>
        </text:changed-region>
        <text:changed-region xml:id="ct105553128377536" text:id="ct105553128377536">
          <text:deletion>
            <office:change-info>
              <dc:creator>Balazs Racz</dc:creator>
              <dc:date>2015-02-15T22:19:00</dc:date>
            </office:change-info>
            <text:h text:style-name="Heading_20_1" text:outline-level="1">Additional</text:h>
          </text:deletion>
        </text:changed-region>
        <text:changed-region xml:id="ct105553117967696" text:id="ct105553117967696">
          <text:insertion>
            <office:change-info>
              <dc:creator>Balazs Racz</dc:creator>
              <dc:date>2015-02-15T22:19:00</dc:date>
            </office:change-info>
          </text:insertion>
        </text:changed-region>
        <text:changed-region xml:id="ct105553117921728" text:id="ct105553117921728">
          <text:deletion>
            <office:change-info>
              <dc:creator>Balazs Racz</dc:creator>
              <dc:date>2015-02-15T22:19:00</dc:date>
            </office:change-info>
            <text:h text:style-name="Heading_20_1" text:outline-level="1"/>
            <text:p text:style-name="Standard"/>
          </text:deletion>
        </text:changed-region>
        <text:changed-region xml:id="ct106652633752544" text:id="ct106652633752544">
          <text:insertion>
            <office:change-info>
              <dc:creator>David P Harris</dc:creator>
              <dc:date>2015-02-15T22:10:00</dc:date>
            </office:change-info>
          </text:insertion>
        </text:changed-region>
        <text:changed-region xml:id="ct105553117900720" text:id="ct105553117900720">
          <text:deletion>
            <office:change-info>
              <dc:creator>Balazs Racz</dc:creator>
              <dc:date>2015-02-15T22:20:00</dc:date>
            </office:change-info>
            <text:p text:style-name="P1">upgradable</text:p>
          </text:deletion>
        </text:changed-region>
        <text:changed-region xml:id="ct105553128366512" text:id="ct105553128366512">
          <text:insertion>
            <office:change-info>
              <dc:creator>Balazs Racz</dc:creator>
              <dc:date>2015-02-15T22:20:00</dc:date>
            </office:change-info>
          </text:insertion>
        </text:changed-region>
        <text:changed-region xml:id="ct106652631683680" text:id="ct106652631683680">
          <text:insertion>
            <office:change-info>
              <dc:creator>David P Harris</dc:creator>
              <dc:date>2015-02-15T22:11:00</dc:date>
            </office:change-info>
          </text:insertion>
        </text:changed-region>
        <text:changed-region xml:id="ct105553120000784" text:id="ct105553120000784">
          <text:insertion>
            <office:change-info>
              <dc:creator>David P Harris</dc:creator>
              <dc:date>2015-02-15T22:12:00</dc:date>
            </office:change-info>
          </text:insertion>
        </text:changed-region>
        <text:changed-region xml:id="ct105553117969360" text:id="ct105553117969360">
          <text:insertion>
            <office:change-info>
              <dc:creator>Balazs Racz</dc:creator>
              <dc:date>2015-02-15T22:21:00</dc:date>
            </office:change-info>
          </text:insertion>
        </text:changed-region>
        <text:changed-region xml:id="ct106652631684096" text:id="ct106652631684096">
          <text:insertion>
            <office:change-info>
              <dc:creator>David P Harris</dc:creator>
              <dc:date>2015-02-15T22:13:00</dc:date>
            </office:change-info>
          </text:insertion>
        </text:changed-region>
        <text:changed-region xml:id="ct106652631683264" text:id="ct106652631683264">
          <text:insertion>
            <office:change-info>
              <dc:creator>Balazs Racz</dc:creator>
              <dc:date>2015-02-15T22:21:00</dc:date>
            </office:change-info>
          </text:insertion>
        </text:changed-region>
        <text:changed-region xml:id="ct105553117902176" text:id="ct105553117902176">
          <text:deletion>
            <office:change-info>
              <dc:creator>Balazs Racz</dc:creator>
              <dc:date>2015-02-15T22:21:00</dc:date>
            </office:change-info>
            <text:p text:style-name="P1">An event may optionally carry additional data.</text:p>
          </text:deletion>
        </text:changed-region>
        <text:changed-region xml:id="ct105553128385856" text:id="ct105553128385856">
          <text:insertion>
            <office:change-info>
              <dc:creator>Balazs Racz</dc:creator>
              <dc:date>2015-02-15T22:22:00</dc:date>
            </office:change-info>
          </text:insertion>
        </text:changed-region>
        <text:changed-region xml:id="ct105553117969152" text:id="ct105553117969152">
          <text:insertion>
            <office:change-info>
              <dc:creator>Balazs Racz</dc:creator>
              <dc:date>2015-02-15T22:23:00</dc:date>
            </office:change-info>
          </text:insertion>
        </text:changed-region>
        <text:changed-region xml:id="ct106102877865024" text:id="ct106102877865024">
          <text:insertion>
            <office:change-info>
              <dc:creator>David P Harris</dc:creator>
              <dc:date>2015-02-15T22:14:00</dc:date>
            </office:change-info>
          </text:insertion>
        </text:changed-region>
        <text:changed-region xml:id="ct106652629560320" text:id="ct106652629560320">
          <text:deletion>
            <office:change-info>
              <dc:creator>Balazs Racz</dc:creator>
              <dc:date>2015-02-15T22:25:00</dc:date>
            </office:change-info>
            <text:p text:style-name="P1">on</text:p>
          </text:deletion>
        </text:changed-region>
        <text:changed-region xml:id="ct106652631680352" text:id="ct106652631680352">
          <text:insertion>
            <office:change-info>
              <dc:creator>Balazs Racz</dc:creator>
              <dc:date>2015-02-15T22:25:00</dc:date>
            </office:change-info>
          </text:insertion>
        </text:changed-region>
        <text:changed-region xml:id="ct106652629537856" text:id="ct106652629537856">
          <text:insertion>
            <office:change-info>
              <dc:creator>Balazs Racz</dc:creator>
              <dc:date>2015-02-15T22:26:00</dc:date>
            </office:change-info>
          </text:insertion>
        </text:changed-region>
        <text:changed-region xml:id="ct106652631665168" text:id="ct106652631665168">
          <text:deletion>
            <office:change-info>
              <dc:creator>Balazs Racz</dc:creator>
              <dc:date>2015-02-15T22:27:00</dc:date>
            </office:change-info>
            <text:p text:style-name="P7"/>
            <text:p text:style-name="P7"/>
          </text:deletion>
        </text:changed-region>
        <text:changed-region xml:id="ct106652629586944" text:id="ct106652629586944">
          <text:deletion>
            <office:change-info>
              <dc:creator>Balazs Racz</dc:creator>
              <dc:date>2015-02-15T22:26:00</dc:date>
            </office:change-info>
            <text:p text:style-name="P7"/>
            <text:p text:style-name="P7">Descriptive Map: May contain “Model”, “Version”, “URL” and “Description” keys, along with any others desired.</text:p>
            <text:p text:style-name="P7"/>
          </text:deletion>
        </text:changed-region>
        <text:changed-region xml:id="ct106652631689088" text:id="ct106652631689088">
          <text:insertion>
            <office:change-info>
              <dc:creator>David P Harris</dc:creator>
              <dc:date>2015-02-15T22:15:00</dc:date>
            </office:change-info>
          </text:insertion>
        </text:changed-region>
        <text:changed-region xml:id="ct106652631656224" text:id="ct106652631656224">
          <text:insertion>
            <office:change-info>
              <dc:creator>Balazs Racz</dc:creator>
              <dc:date>2015-02-15T22:27:00</dc:date>
            </office:change-info>
          </text:insertion>
        </text:changed-region>
        <text:changed-region xml:id="ct106652633720720" text:id="ct106652633720720">
          <text:deletion>
            <office:change-info>
              <dc:creator>Balazs Racz</dc:creator>
              <dc:date>2015-02-15T22:27:00</dc:date>
            </office:change-info>
            <text:p text:style-name="P7">Description: Optional String</text:p>
            <text:p text:style-name="P1">URL: If present, a URL for more information. No specific content is expected at the URL; If desired, that can be dealt with in a different specification.</text:p>
            <text:p text:style-name="P1"/>
            <text:p text:style-name="P7"/>
          </text:deletion>
        </text:changed-region>
        <text:changed-region xml:id="ct106652629545968" text:id="ct106652629545968">
          <text:insertion>
            <office:change-info>
              <dc:creator>Balazs Racz</dc:creator>
              <dc:date>2015-02-15T22:27:00</dc:date>
            </office:change-info>
          </text:insertion>
        </text:changed-region>
        <text:changed-region xml:id="ct106652629549920" text:id="ct106652629549920">
          <text:deletion>
            <office:change-info>
              <dc:creator>Balazs Racz</dc:creator>
              <dc:date>2015-02-15T22:27:00</dc:date>
            </office:change-info>
            <text:p text:style-name="P7">via additional keys</text:p>
          </text:deletion>
        </text:changed-region>
        <text:changed-region xml:id="ct106652633675584" text:id="ct106652633675584">
          <text:insertion>
            <office:change-info>
              <dc:creator>Balazs Racz</dc:creator>
              <dc:date>2015-02-15T22:27:00</dc:date>
            </office:change-info>
          </text:insertion>
        </text:changed-region>
        <text:changed-region xml:id="ct106652629537232" text:id="ct106652629537232">
          <text:deletion>
            <office:change-info>
              <dc:creator>Balazs Racz</dc:creator>
              <dc:date>2015-02-15T22:28:00</dc:date>
            </office:change-info>
            <text:p text:style-name="P1">ve Map</text:p>
          </text:deletion>
        </text:changed-region>
        <text:changed-region xml:id="ct106652631668704" text:id="ct106652631668704">
          <text:insertion>
            <office:change-info>
              <dc:creator>Balazs Racz</dc:creator>
              <dc:date>2015-02-15T22:28:00</dc:date>
            </office:change-info>
          </text:insertion>
        </text:changed-region>
        <text:changed-region xml:id="ct106652629547424" text:id="ct106652629547424">
          <text:deletion>
            <office:change-info>
              <dc:creator>Balazs Racz</dc:creator>
              <dc:date>2015-02-15T22:29:00</dc:date>
            </office:change-info>
            <text:p text:style-name="P1">Map of documentation information; the “Description” key is the basic item.</text:p>
          </text:deletion>
        </text:changed-region>
        <text:changed-region xml:id="ct106652629554288" text:id="ct106652629554288">
          <text:insertion>
            <office:change-info>
              <dc:creator>Balazs Racz</dc:creator>
              <dc:date>2015-02-15T22:29:00</dc:date>
            </office:change-info>
          </text:insertion>
        </text:changed-region>
        <text:changed-region xml:id="ct106652633678912" text:id="ct106652633678912">
          <text:deletion>
            <office:change-info>
              <dc:creator>Balazs Racz</dc:creator>
              <dc:date>2015-02-15T22:29:00</dc:date>
            </office:change-info>
            <text:p text:style-name="P1">Individual groups</text:p>
          </text:deletion>
        </text:changed-region>
        <text:changed-region xml:id="ct106652629560112" text:id="ct106652629560112">
          <text:insertion>
            <office:change-info>
              <dc:creator>Balazs Racz</dc:creator>
              <dc:date>2015-02-15T22:29:00</dc:date>
            </office:change-info>
          </text:insertion>
        </text:changed-region>
        <text:changed-region xml:id="ct106652629559488" text:id="ct106652629559488">
          <text:deletion>
            <office:change-info>
              <dc:creator>Balazs Racz</dc:creator>
              <dc:date>2015-02-15T22:30:00</dc:date>
            </office:change-info>
            <text:p text:style-name="P1">, "producer" and/or "consumer"</text:p>
          </text:deletion>
        </text:changed-region>
        <text:changed-region xml:id="ct106652629559696" text:id="ct106652629559696">
          <text:deletion>
            <office:change-info>
              <dc:creator>Balazs Racz</dc:creator>
              <dc:date>2015-02-15T22:30:00</dc:date>
            </office:change-info>
            <text:p text:style-name="P1">.</text:p>
          </text:deletion>
        </text:changed-region>
        <text:changed-region xml:id="ct106652629562192" text:id="ct106652629562192">
          <text:insertion>
            <office:change-info>
              <dc:creator>Balazs Racz</dc:creator>
              <dc:date>2015-02-15T22:30:00</dc:date>
            </office:change-info>
          </text:insertion>
        </text:changed-region>
        <text:changed-region xml:id="ct106652629563232" text:id="ct106652629563232">
          <text:insertion>
            <office:change-info>
              <dc:creator>Balazs Racz</dc:creator>
              <dc:date>2015-02-15T22:30:00</dc:date>
            </office:change-info>
          </text:insertion>
        </text:changed-region>
        <text:changed-region xml:id="ct106652629561360" text:id="ct106652629561360">
          <text:insertion>
            <office:change-info>
              <dc:creator>Balazs Racz</dc:creator>
              <dc:date>2015-02-15T22:31:00</dc:date>
            </office:change-info>
          </text:insertion>
        </text:changed-region>
        <text:changed-region xml:id="ct106652629548256" text:id="ct106652629548256">
          <text:deletion>
            <office:change-info>
              <dc:creator>Balazs Racz</dc:creator>
              <dc:date>2015-02-15T22:31:00</dc:date>
            </office:change-info>
            <text:p text:style-name="P1">Exactly one of "boolean", "digit" (an unsigned binary-coded-decimal value), "signed" (a binary value with a sign), "unsigned" (a binary value without a sign), "string" (a UTF-8 string, not-null terminated), or "blob" (arbitrary byte vector).</text:p>
          </text:deletion>
        </text:changed-region>
        <text:changed-region xml:id="ct106652631663296" text:id="ct106652631663296">
          <text:deletion>
            <office:change-info>
              <dc:creator>Balazs Racz</dc:creator>
              <dc:date>2015-02-15T22:32:00</dc:date>
            </office:change-info>
            <text:p text:style-name="P1">For string and blob variables, the maximum number of bytes that can be stored. For digit, signed and unsigned types, </text:p>
          </text:deletion>
        </text:changed-region>
        <text:changed-region xml:id="ct106652629550544" text:id="ct106652629550544">
          <text:deletion>
            <office:change-info>
              <dc:creator>Balazs Racz</dc:creator>
              <dc:date>2015-02-15T22:32:00</dc:date>
            </office:change-info>
            <text:p text:style-name="P1">For digit, signed and unsigned values, </text:p>
          </text:deletion>
        </text:changed-region>
        <text:changed-region xml:id="ct106652629583200" text:id="ct106652629583200">
          <text:insertion>
            <office:change-info>
              <dc:creator>Balazs Racz</dc:creator>
              <dc:date>2015-02-15T22:32:00</dc:date>
            </office:change-info>
          </text:insertion>
        </text:changed-region>
        <text:changed-region xml:id="ct106652629589024" text:id="ct106652629589024">
          <text:insertion>
            <office:change-info>
              <dc:creator>Balazs Racz</dc:creator>
              <dc:date>2015-02-15T22:33:00</dc:date>
            </office:change-info>
          </text:insertion>
        </text:changed-region>
        <text:changed-region xml:id="ct106652631673280" text:id="ct106652631673280">
          <text:deletion>
            <office:change-info>
              <dc:creator>Balazs Racz</dc:creator>
              <dc:date>2015-02-15T22:33:00</dc:date>
            </office:change-info>
            <text:p text:style-name="P1">required</text:p>
          </text:deletion>
        </text:changed-region>
        <text:changed-region xml:id="ct106652629554704" text:id="ct106652629554704">
          <text:deletion>
            <office:change-info>
              <dc:creator>Balazs Racz</dc:creator>
              <dc:date>2015-02-15T22:34:00</dc:date>
            </office:change-info>
            <text:p text:style-name="P1">value of this Type, </text:p>
          </text:deletion>
        </text:changed-region>
        <text:changed-region xml:id="ct106652631673488" text:id="ct106652631673488">
          <text:insertion>
            <office:change-info>
              <dc:creator>Balazs Racz</dc:creator>
              <dc:date>2015-02-15T22:34:00</dc:date>
            </office:change-info>
          </text:insertion>
        </text:changed-region>
        <text:changed-region xml:id="ct106652631673696" text:id="ct106652631673696">
          <text:deletion>
            <office:change-info>
              <dc:creator>Balazs Racz</dc:creator>
              <dc:date>2015-02-15T22:35:00</dc:date>
            </office:change-info>
            <text:p text:style-name="P1">with in the configuration address space for this item; if not present, </text:p>
          </text:deletion>
        </text:changed-region>
        <text:changed-region xml:id="ct106652631673904" text:id="ct106652631673904">
          <text:insertion>
            <office:change-info>
              <dc:creator>Balazs Racz</dc:creator>
              <dc:date>2015-02-15T22:35:00</dc:date>
            </office:change-info>
          </text:insertion>
        </text:changed-region>
        <text:changed-region xml:id="ct106652631684512" text:id="ct106652631684512">
          <text:insertion>
            <office:change-info>
              <dc:creator>Balazs Racz</dc:creator>
              <dc:date>2015-02-15T22:35:00</dc:date>
            </office:change-info>
          </text:insertion>
        </text:changed-region>
        <text:changed-region xml:id="ct106652631684720" text:id="ct106652631684720">
          <text:deletion>
            <office:change-info>
              <dc:creator>Balazs Racz</dc:creator>
              <dc:date>2015-02-15T22:35:00</dc:date>
            </office:change-info>
            <text:p text:style-name="P1">Key</text:p>
          </text:deletion>
        </text:changed-region>
        <text:changed-region xml:id="ct106652631684928" text:id="ct106652631684928">
          <text:insertion>
            <office:change-info>
              <dc:creator>Balazs Racz</dc:creator>
              <dc:date>2015-02-15T22:35:00</dc:date>
            </office:change-info>
          </text:insertion>
        </text:changed-region>
        <text:changed-region xml:id="ct105553128331360" text:id="ct105553128331360">
          <text:insertion>
            <office:change-info>
              <dc:creator>Balazs Racz</dc:creator>
              <dc:date>2015-02-15T22:35:00</dc:date>
            </office:change-info>
          </text:insertion>
        </text:changed-region>
        <text:changed-region xml:id="ct105553126243984" text:id="ct105553126243984">
          <text:insertion>
            <office:change-info>
              <dc:creator>Balazs Racz</dc:creator>
              <dc:date>2015-02-15T22:36:00</dc:date>
            </office:change-info>
          </text:insertion>
        </text:changed-region>
        <text:changed-region xml:id="ct105553128364640" text:id="ct105553128364640">
          <text:deletion>
            <office:change-info>
              <dc:creator>Balazs Racz</dc:creator>
              <dc:date>2015-02-15T22:36:00</dc:date>
            </office:change-info>
            <text:p text:style-name="P1"/>
            <text:p text:style-name="P1"/>
          </text:deletion>
        </text:changed-region>
        <text:changed-region xml:id="ct105553126290368" text:id="ct105553126290368">
          <text:deletion>
            <office:change-info>
              <dc:creator>Balazs Racz</dc:creator>
              <dc:date>2015-02-15T22:36:00</dc:date>
            </office:change-info>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p text:style-name="P1"/>
          </text:deletion>
        </text:changed-region>
        <text:changed-region xml:id="ct105553120005152" text:id="ct105553120005152">
          <text:deletion>
            <office:change-info>
              <dc:creator>Balazs Racz</dc:creator>
              <dc:date>2015-02-15T22:43:00</dc:date>
            </office:change-info>
            <text:p text:style-name="P8"/>
            <text:p text:style-name="P8">Replication count (integer): 2</text:p>
          </text:deletion>
        </text:changed-region>
        <text:changed-region xml:id="ct105553128376912" text:id="ct105553128376912">
          <text:deletion>
            <office:change-info>
              <dc:creator>Balazs Racz</dc:creator>
              <dc:date>2015-02-15T22:43:00</dc:date>
            </office:change-info>
            <text:p text:style-name="P8">Producer</text:p>
          </text:deletion>
        </text:changed-region>
        <text:changed-region xml:id="ct105553128376704" text:id="ct105553128376704">
          <text:insertion>
            <office:change-info>
              <dc:creator>Balazs Racz</dc:creator>
              <dc:date>2015-02-15T22:43:00</dc:date>
            </office:change-info>
          </text:insertion>
        </text:changed-region>
        <text:changed-region xml:id="ct105553117909456" text:id="ct105553117909456">
          <text:insertion>
            <office:change-info>
              <dc:creator>Balazs Racz</dc:creator>
              <dc:date>2015-02-15T22:44:00</dc:date>
            </office:change-info>
          </text:insertion>
        </text:changed-region>
        <text:changed-region xml:id="ct105553117967280" text:id="ct105553117967280">
          <text:insertion>
            <office:change-info>
              <dc:creator>Balazs Racz</dc:creator>
              <dc:date>2015-02-15T22:47:00</dc:date>
            </office:change-info>
          </text:insertion>
        </text:changed-region>
        <text:changed-region xml:id="ct105553117970192" text:id="ct105553117970192">
          <text:insertion>
            <office:change-info>
              <dc:creator>Balazs Racz</dc:creator>
              <dc:date>2015-02-15T22:44:00</dc:date>
            </office:change-info>
          </text:insertion>
        </text:changed-region>
        <text:changed-region xml:id="ct105553128385232" text:id="ct105553128385232">
          <text:deletion>
            <office:change-info>
              <dc:creator>Balazs Racz</dc:creator>
              <dc:date>2015-02-15T22:44:00</dc:date>
            </office:change-info>
            <text:p text:style-name="P8">Producer</text:p>
          </text:deletion>
        </text:changed-region>
        <text:changed-region xml:id="ct105553128380448" text:id="ct105553128380448">
          <text:insertion>
            <office:change-info>
              <dc:creator>Balazs Racz</dc:creator>
              <dc:date>2015-02-15T22:44:00</dc:date>
            </office:change-info>
          </text:insertion>
        </text:changed-region>
        <text:changed-region xml:id="ct105553117932128" text:id="ct105553117932128">
          <text:insertion>
            <office:change-info>
              <dc:creator>Balazs Racz</dc:creator>
              <dc:date>2015-02-15T22:45:00</dc:date>
            </office:change-info>
          </text:insertion>
        </text:changed-region>
        <text:changed-region xml:id="ct105553117953552" text:id="ct105553117953552">
          <text:deletion>
            <office:change-info>
              <dc:creator>Balazs Racz</dc:creator>
              <dc:date>2015-02-15T22:44:00</dc:date>
            </office:change-info>
            <text:p text:style-name="P8">Producer</text:p>
          </text:deletion>
        </text:changed-region>
        <text:changed-region xml:id="ct105553128384608" text:id="ct105553128384608">
          <text:insertion>
            <office:change-info>
              <dc:creator>Balazs Racz</dc:creator>
              <dc:date>2015-02-15T22:44:00</dc:date>
            </office:change-info>
          </text:insertion>
        </text:changed-region>
        <text:changed-region xml:id="ct105553128385648" text:id="ct105553128385648">
          <text:insertion>
            <office:change-info>
              <dc:creator>Balazs Racz</dc:creator>
              <dc:date>2015-02-15T22:45:00</dc:date>
            </office:change-info>
          </text:insertion>
        </text:changed-region>
        <text:changed-region xml:id="ct105553128365472" text:id="ct105553128365472">
          <text:insertion>
            <office:change-info>
              <dc:creator>Balazs Racz</dc:creator>
              <dc:date>2015-02-15T22:45:00</dc:date>
            </office:change-info>
          </text:insertion>
        </text:changed-region>
        <text:changed-region xml:id="ct105553128361936" text:id="ct105553128361936">
          <text:deletion>
            <office:change-info>
              <dc:creator>Balazs Racz</dc:creator>
              <dc:date>2015-02-15T22:45:00</dc:date>
            </office:change-info>
            <text:p text:style-name="P8">Producer</text:p>
          </text:deletion>
        </text:changed-region>
        <text:changed-region xml:id="ct105553126239616" text:id="ct105553126239616">
          <text:insertion>
            <office:change-info>
              <dc:creator>Balazs Racz</dc:creator>
              <dc:date>2015-02-15T22:45:00</dc:date>
            </office:change-info>
          </text:insertion>
        </text:changed-region>
        <text:changed-region xml:id="ct105553128367760" text:id="ct105553128367760">
          <text:deletion>
            <office:change-info>
              <dc:creator>Balazs Racz</dc:creator>
              <dc:date>2015-02-15T22:45:00</dc:date>
            </office:change-info>
            <text:p text:style-name="P9">Consumer</text:p>
          </text:deletion>
        </text:changed-region>
        <text:changed-region xml:id="ct105553117967904" text:id="ct105553117967904">
          <text:insertion>
            <office:change-info>
              <dc:creator>Balazs Racz</dc:creator>
              <dc:date>2015-02-15T22:45:00</dc:date>
            </office:change-info>
          </text:insertion>
        </text:changed-region>
        <text:changed-region xml:id="ct105553117950432" text:id="ct105553117950432">
          <text:insertion>
            <office:change-info>
              <dc:creator>Balazs Racz</dc:creator>
              <dc:date>2015-02-15T22:45:00</dc:date>
            </office:change-info>
          </text:insertion>
        </text:changed-region>
        <text:changed-region xml:id="ct105553117967072" text:id="ct105553117967072">
          <text:deletion>
            <office:change-info>
              <dc:creator>Balazs Racz</dc:creator>
              <dc:date>2015-02-15T22:45:00</dc:date>
            </office:change-info>
            <text:p text:style-name="P9">Consumer</text:p>
          </text:deletion>
        </text:changed-region>
        <text:changed-region xml:id="ct105553128362144" text:id="ct105553128362144">
          <text:insertion>
            <office:change-info>
              <dc:creator>Balazs Racz</dc:creator>
              <dc:date>2015-02-15T22:46:00</dc:date>
            </office:change-info>
          </text:insertion>
        </text:changed-region>
        <text:changed-region xml:id="ct105553119957104" text:id="ct105553119957104">
          <text:insertion>
            <office:change-info>
              <dc:creator>Balazs Racz</dc:creator>
              <dc:date>2015-02-15T22:45:00</dc:date>
            </office:change-info>
          </text:insertion>
        </text:changed-region>
        <text:changed-region xml:id="ct105553128372128" text:id="ct105553128372128">
          <text:insertion>
            <office:change-info>
              <dc:creator>Balazs Racz</dc:creator>
              <dc:date>2015-02-15T22:46:00</dc:date>
            </office:change-info>
          </text:insertion>
        </text:changed-region>
        <text:changed-region xml:id="ct105553128361104" text:id="ct105553128361104">
          <text:deletion>
            <office:change-info>
              <dc:creator>Balazs Racz</dc:creator>
              <dc:date>2015-02-15T22:46:00</dc:date>
            </office:change-info>
            <text:p text:style-name="P10">Consumer start:</text:p>
          </text:deletion>
        </text:changed-region>
        <text:changed-region xml:id="ct105553117942736" text:id="ct105553117942736">
          <text:deletion>
            <office:change-info>
              <dc:creator>Balazs Racz</dc:creator>
              <dc:date>2015-02-15T22:46:00</dc:date>
            </office:change-info>
            <text:p text:style-name="P9">Consumer</text:p>
          </text:deletion>
        </text:changed-region>
        <text:changed-region xml:id="ct105553128393552" text:id="ct105553128393552">
          <text:insertion>
            <office:change-info>
              <dc:creator>Balazs Racz</dc:creator>
              <dc:date>2015-02-15T22:46:00</dc:date>
            </office:change-info>
          </text:insertion>
        </text:changed-region>
        <text:changed-region xml:id="ct105553128374416" text:id="ct105553128374416">
          <text:insertion>
            <office:change-info>
              <dc:creator>Balazs Racz</dc:creator>
              <dc:date>2015-02-15T22:46:00</dc:date>
            </office:change-info>
          </text:insertion>
        </text:changed-region>
        <text:changed-region xml:id="ct105553128359440" text:id="ct105553128359440">
          <text:deletion>
            <office:change-info>
              <dc:creator>Balazs Racz</dc:creator>
              <dc:date>2015-02-15T22:46:00</dc:date>
            </office:change-info>
            <text:p text:style-name="P11">Consumer start:</text:p>
            <text:p text:style-name="P11"/>
          </text:deletion>
        </text:changed-region>
        <text:changed-region xml:id="ct105553128374832" text:id="ct105553128374832">
          <text:deletion>
            <office:change-info>
              <dc:creator>Balazs Racz</dc:creator>
              <dc:date>2015-02-15T22:46:00</dc:date>
            </office:change-info>
            <text:p text:style-name="P9">Consumer</text:p>
          </text:deletion>
        </text:changed-region>
        <text:changed-region xml:id="ct105553128393760" text:id="ct105553128393760">
          <text:insertion>
            <office:change-info>
              <dc:creator>Balazs Racz</dc:creator>
              <dc:date>2015-02-15T22:46:00</dc:date>
            </office:change-info>
          </text:insertion>
        </text:changed-region>
        <text:changed-region xml:id="ct105553128401456" text:id="ct105553128401456">
          <text:insertion>
            <office:change-info>
              <dc:creator>Balazs Racz</dc:creator>
              <dc:date>2015-02-15T22:46:00</dc:date>
            </office:change-info>
          </text:insertion>
        </text:changed-region>
        <text:changed-region xml:id="ct105553128382944" text:id="ct105553128382944">
          <text:deletion>
            <office:change-info>
              <dc:creator>Balazs Racz</dc:creator>
              <dc:date>2015-02-15T22:46:00</dc:date>
            </office:change-info>
            <text:p text:style-name="P11">Consumer start:</text:p>
            <text:p text:style-name="P11"/>
          </text:deletion>
        </text:changed-region>
        <text:changed-region xml:id="ct105553128383984" text:id="ct105553128383984">
          <text:deletion>
            <office:change-info>
              <dc:creator>Balazs Racz</dc:creator>
              <dc:date>2015-02-15T22:46:00</dc:date>
            </office:change-info>
            <text:p text:style-name="P9">Consumer</text:p>
          </text:deletion>
        </text:changed-region>
        <text:changed-region xml:id="ct105553128385440" text:id="ct105553128385440">
          <text:insertion>
            <office:change-info>
              <dc:creator>Balazs Racz</dc:creator>
              <dc:date>2015-02-15T22:46:00</dc:date>
            </office:change-info>
          </text:insertion>
        </text:changed-region>
        <text:changed-region xml:id="ct105553117913408" text:id="ct105553117913408">
          <text:deletion>
            <office:change-info>
              <dc:creator>Balazs Racz</dc:creator>
              <dc:date>2015-02-15T22:47:00</dc:date>
            </office:change-info>
            <text:p text:style-name="P1"><text:s/>I blurred those here by documenting them identically via replication.</text:p>
          </text:deletion>
        </text:changed-region>
        <text:changed-region xml:id="ct105553128375456" text:id="ct105553128375456">
          <text:deletion>
            <office:change-info>
              <dc:creator>Balazs Racz</dc:creator>
              <dc:date>2015-02-15T22:48:00</dc:date>
            </office:change-info>
            <text:h text:style-name="P12" text:outline-level="2">Implementation and Expansion Notes</text:h>
          </text:deletion>
        </text:changed-region>
        <text:changed-region xml:id="ct105553128373584" text:id="ct105553128373584">
          <text:insertion>
            <office:change-info>
              <dc:creator>Balazs Racz</dc:creator>
              <dc:date>2015-02-15T22:48:00</dc:date>
            </office:change-info>
          </text:insertion>
        </text:changed-region>
        <text:changed-region xml:id="ct105553128375248" text:id="ct105553128375248">
          <text:deletion>
            <office:change-info>
              <dc:creator>Balazs Racz</dc:creator>
              <dc:date>2015-02-15T22:49:00</dc:date>
            </office:change-info>
            <text:h text:style-name="Heading_20_1" text:outline-level="1" text:is-list-header="true">Remaining items</text:h>
            <text:p text:style-name="Text_20_body">Internationalization of the XML content?</text:p>
          </text:deletion>
        </text:changed-region>
        <text:changed-region xml:id="ct105553128350704" text:id="ct105553128350704">
          <text:deletion>
            <office:change-info>
              <dc:creator>Balazs Racz</dc:creator>
              <dc:date>2015-02-15T22:49:00</dc:date>
            </office:change-info>
            <text:p text:style-name="Text_20_body"/>
            <text:h text:style-name="Heading_20_1" text:outline-level="1" text:is-list-header="true"/>
          </text:deletion>
        </text:changed-region>
        <text:changed-region xml:id="ct107202389539392" text:id="ct107202389539392">
          <text:insertion>
            <office:change-info>
              <dc:creator>David P Harris</dc:creator>
              <dc:date>2015-02-15T2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Introduction</text:h>
      <text:p text:style-name="P1"><text:change-start text:change-id="ct105553128382528"/>“<text:change-end text:change-id="ct105553128382528"/><text:change text:change-id="ct105553128366720"/>Configuration description information<text:change text:change-id="ct105553128325120"/><text:change-start text:change-id="ct105553126248560"/>”<text:change-end text:change-id="ct105553126248560"/>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
      <text:p text:style-name="P1">Other information may be available via e.g. manuals or the Internet, and there may be pointers to that information in the CDI, but the format of that information is not under specification here.</text:p>
      <text:p text:style-name="P1"/>
      <text:p text:style-name="P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6">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text:change-start text:change-id="ct105553128397504"/>.<text:change-end text:change-id="ct105553128397504"/>) A node using the CDI can assume that, once it's read the CDI, it doesn't need to read it again until the source node goes offline.<text:change text:change-id="ct105553117887824"/></text:p>
      <text:h text:style-name="Heading_20_2" text:outline-level="2">Format</text:h>
      <text:p text:style-name="P1">The format can be extended later for e.g. compression, via changes to the 1<text:span text:style-name="T24">st</text:span> character or some other method.<text:change-start text:change-id="ct105553128398544"/></text:p>
      <text:p text:style-name="P23"><text:change-end text:change-id="ct105553128398544"/><text:change-start text:change-id="ct106652631683056"/><office:annotation><dc:creator>David P Harris</dc:creator><dc:date>2015-02-15T22:07:06.543286000</dc:date><text:list text:style-name=""><text:list-item><text:p text:style-name="P79"><text:span text:style-name="T34">Was this meant to start on a new line?</text:span></text:p></text:list-item></text:list></office:annotation><text:change-end text:change-id="ct106652631683056"/><text:change-start text:change-id="ct106652631683472"/>The choice of XML version 1.0 was made to restrict the XML feature set that can be ut<text:change-end text:change-id="ct106652631683472"/><text:change-start text:change-id="ct105553128400000"/>ilized in the CDI documents. <text:span text:style-name="T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57">The CDI may specify stylesheets (because the XML 1.0 standard is consistent with that).<text:change-end text:change-id="ct105553128400000"/></text:p>
      <text:p text:style-name="P30"/>
      <text:p text:style-name="P2"><text:change-start text:change-id="ct105553117909040"/><text:span text:style-name="T4">The online schema is really the normative thing, because that's what we check for conformance testing.</text:span><text:change-end text:change-id="ct105553117909040"/><text:change text:change-id="ct105553117956464"/><text:change-start text:change-id="ct105553128376496"/><text:span text:style-name="T4"> </text:span><text:change-end text:change-id="ct105553128376496"/>There is no requirement that a node using the CDI <text:change-start text:change-id="ct105553117967488"/><text:span text:style-name="T25">to perform </text:span><text:change-end text:change-id="ct105553117967488"/>validat<text:change text:change-id="ct105553119951488"/><text:change-start text:change-id="ct105553128382320"/><text:span text:style-name="T25">ion </text:span><text:change-end text:change-id="ct105553128382320"/>against the schema. But since the contents <text:change-start text:change-id="ct105553128356528"/><text:span text:style-name="T25">of the schema </text:span><text:change-end text:change-id="ct105553128356528"/>are normative, it has to obey the defaults, etc, for missing elements.<text:change-start text:change-id="ct105553126358592"/> <text:span text:style-name="T25">There is </text:span><text:change-end text:change-id="ct105553126358592"/><text:change-start text:change-id="ct105553128372544"/><text:span text:style-name="T25">further information about schema versions in the Section Future Extension.</text:span><text:change-end text:change-id="ct105553128372544"/></text:p>
      <text:p text:style-name="P4"><text:change text:change-id="ct105553117940240"/><text:change text:change-id="ct105553128368176"/><text:change text:change-id="ct105553119938176"/><text:change-start text:change-id="ct105553128344880"/></text:p>
      <text:p text:style-name="P3">Hexadecimal notation (0x1234) for numbers is not permitted. Although it may have made the CDI easier for people to read, the XML is primarily intended for consumption by OpenLCB nodes. <text:s/>Providing optional coding, such as hexadecimal numbers, makes those nodes more complex.<text:change-end text:change-id="ct105553128344880"/><text:change-start text:change-id="ct105553119947328"/></text:p>
      <text:h text:style-name="P6" text:outline-level="3"><text:change-end text:change-id="ct105553119947328"/><text:change text:change-id="ct105553119961888"/><text:change-start text:change-id="ct105553117917568"/>XML Elements</text:h>
      <text:h text:style-name="P53" text:outline-level="4"><text:change-end text:change-id="ct105553117917568"/><text:change-start text:change-id="ct105553117889904"/><text:span text:style-name="T9">&lt;</text:span><text:span text:style-name="T8">identification&gt; </text:span><text:span text:style-name="T10">Element</text:span></text:h>
      <text:p text:style-name="P5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58">There are three ways to a Configuration Tool or a Network Browser tool to access this basic indentification information:</text:p>
      <text:list xml:id="list7350302367585366989" text:style-name="L11">
        <text:list-item>
          <text:p text:style-name="P59">The fixed information may be encoded in the CDI as specific XML tags.</text:p>
        </text:list-item>
        <text:list-item>
          <text:p text:style-name="P59">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9">Both the fixed and the variable information can be fetched with one single message specifically designed for light-weight enumeration of all nodes using the Simple Node Information Protocol.</text:p>
        </text:list-item>
      </text:list>
      <text:p text:style-name="P58"><text:soft-page-break/>This Standard specifies the CDI-held information and for format and access to the ACDI-held information. The standard also requires that all these different access methods must return the same values.</text:p>
      <text:h text:style-name="P53" text:outline-level="4"><text:span text:style-name="T9">&lt;</text:span><text:span text:style-name="T8">acdi&gt; </text:span><text:span text:style-name="T10">Element</text:span></text:h>
      <text:p text:style-name="P43"><text:change-end text:change-id="ct105553117889904"/><text:change-start text:change-id="ct105553117904256"/><text:span text:style-name="T8">ACDI defines t</text:span><text:change-end text:change-id="ct105553117904256"/><text:change-start text:change-id="ct105553117911536"/><text:span text:style-name="T8">wo specific memory spaces that contain the basic identification information. The layout of these spaces is fixed in the standard, and allows the </text:span><text:change-end text:change-id="ct105553117911536"/><text:change-start text:change-id="ct105553128356736"/><text:span text:style-name="T8">Configuration Tool to access these values without needing to fetch and parse the CDI.</text:span><text:change-end text:change-id="ct105553128356736"/><text:change-start text:change-id="ct105553128400832"/></text:p>
      <text:p text:style-name="P44">This is the equivalent descriptor to the ACDI spaces:</text:p>
      <text:p text:style-name="P24">&lt;segment origin='0' space='252'&gt;</text:p>
      <text:p text:style-name="P24"><text:s text:c="4"/>&lt;group&gt;</text:p>
      <text:p text:style-name="P24"><text:s text:c="8"/>&lt;name&gt;Manufacturer Information&lt;/name&gt;</text:p>
      <text:p text:style-name="P24"><text:s text:c="8"/>&lt;description&gt;Manufacturer-provided fixed node description&lt;/description&gt;</text:p>
      <text:p text:style-name="P24"><text:s text:c="8"/>&lt;int size='1'&gt;</text:p>
      <text:p text:style-name="P24"><text:s text:c="12"/>&lt;name&gt;Version&lt;/name&gt;</text:p>
      <text:p text:style-name="P24"><text:s text:c="8"/>&lt;/int&gt;</text:p>
      <text:p text:style-name="P24"><text:s text:c="8"/>&lt;string size='41'&gt;</text:p>
      <text:p text:style-name="P24"><text:s text:c="12"/>&lt;name&gt;Manufacturer Name&lt;/name&gt;</text:p>
      <text:p text:style-name="P24"><text:s text:c="8"/>&lt;/string&gt;</text:p>
      <text:p text:style-name="P24"><text:s text:c="8"/>&lt;string size='41'&gt;</text:p>
      <text:p text:style-name="P24"><text:s text:c="12"/>&lt;name&gt;Node Type&lt;/name&gt;</text:p>
      <text:p text:style-name="P24"><text:s text:c="8"/>&lt;/string&gt;</text:p>
      <text:p text:style-name="P24"><text:s text:c="8"/>&lt;string size='21'&gt;</text:p>
      <text:p text:style-name="P24"><text:s text:c="12"/>&lt;name&gt;Hardware Version&lt;/name&gt;</text:p>
      <text:p text:style-name="P24"><text:s text:c="8"/>&lt;/string&gt;</text:p>
      <text:p text:style-name="P24"><text:s text:c="8"/>&lt;string size='21'&gt;</text:p>
      <text:p text:style-name="P24"><text:s text:c="12"/>&lt;name&gt;Software Version&lt;/name&gt;</text:p>
      <text:p text:style-name="P24"><text:s text:c="8"/>&lt;/string&gt;</text:p>
      <text:p text:style-name="P24"><text:s text:c="5"/>&lt;/group&gt;</text:p>
      <text:p text:style-name="P25">&lt;/segment&gt;</text:p>
      <text:p text:style-name="P24">&lt;segment origin='0' space='251'&gt;</text:p>
      <text:p text:style-name="P24"><text:s text:c="4"/>&lt;group&gt;</text:p>
      <text:p text:style-name="P24"><text:s text:c="8"/>&lt;name&gt;User Identification&lt;/name&gt;</text:p>
      <text:p text:style-name="P24"><text:s text:c="8"/>&lt;description&gt;Lets the user add his own description&lt;/description&gt;</text:p>
      <text:p text:style-name="P24"><text:s text:c="8"/>&lt;int size='1'&gt;</text:p>
      <text:p text:style-name="P24"><text:s text:c="12"/>&lt;name&gt;Version&lt;/name&gt;</text:p>
      <text:p text:style-name="P24"><text:s text:c="8"/>&lt;/int&gt;</text:p>
      <text:p text:style-name="P24"><text:s text:c="8"/>&lt;string size='63'&gt;</text:p>
      <text:p text:style-name="P24"><text:s text:c="12"/>&lt;name&gt;Node Name&lt;/name&gt;</text:p>
      <text:p text:style-name="P24"><text:s text:c="8"/>&lt;/string&gt;</text:p>
      <text:p text:style-name="P24"><text:s text:c="8"/>&lt;string size='64'&gt;</text:p>
      <text:p text:style-name="P24"><text:s text:c="12"/>&lt;name&gt;Node Description&lt;/name&gt;</text:p>
      <text:p text:style-name="P24"><text:s text:c="8"/>&lt;/string&gt;</text:p>
      <text:p text:style-name="P24"><text:s text:c="4"/>&lt;/group&gt;</text:p>
      <text:p text:style-name="P31"><text:span text:style-name="Example"><text:span text:style-name="T19">&lt;/segment&gt;</text:span></text:span></text:p>
      <text:p text:style-name="P45"><text:change-end text:change-id="ct105553128400832"/><text:change-start text:change-id="ct105553128379408"/>Manufacturers are encouraged to put these segments definitions into their CDI as well<text:change-end text:change-id="ct105553128379408"/><text:change-start text:change-id="ct105553128379616"/>, especially the user-editable portion.<text:change-end text:change-id="ct105553128379616"/><text:change-start text:change-id="ct105553128381488"/></text:p>
      <text:h text:style-name="P54" text:outline-level="4"><text:soft-page-break/><text:span text:style-name="T9">&lt;</text:span><text:span text:style-name="T10">segment</text:span><text:span text:style-name="T8">&gt; </text:span><text:span text:style-name="T10">Element</text:span></text:h>
      <text:p text:style-name="P45"><text:change-end text:change-id="ct105553128381488"/><text:change-start text:change-id="ct105553117929840"/><text:span text:style-name="T8">A &lt;segment&gt; element is used to define information that is stored in a Memory Space (see the </text:span><text:change-end text:change-id="ct105553117929840"/><text:change-start text:change-id="ct105553128385024"/><text:span text:style-name="T8">OpenLCB Memory Configuration Protocol). Some nodes may have only one memory space, others may have multiple.</text:span><text:change-end text:change-id="ct105553128385024"/><text:change-start text:change-id="ct105553122113536"/><text:span text:style-name="T8"> </text:span><text:span text:style-name="T11">There can be multiple segments that bind to the same Memory Space.</text:span><text:change-end text:change-id="ct105553122113536"/><text:change-start text:change-id="ct105553128376080"/></text:p>
      <text:p text:style-name="P60">Node developers are advised to assign relatively short &lt;name&gt; values to segments, because certain Configuration Tools may use these as labels for a tabbed dialog box.</text:p>
      <text:h text:style-name="P55" text:outline-level="4"><text:change-end text:change-id="ct105553128376080"/><text:change-start text:change-id="ct105553128383568"/><text:span text:style-name="T12">Data </text:span><text:span text:style-name="T10">Element</text:span><text:span text:style-name="T12">s</text:span></text:h>
      <text:p text:style-name="P46"><text:span text:style-name="T8">This is </text:span><text:change-end text:change-id="ct105553128383568"/><text:change-start text:change-id="ct105553128382112"/><text:span text:style-name="T8">the point of the whole standard: the actual Variables. The most important information for each variable is how to access is.</text:span></text:p>
      <text:p text:style-name="P46"><text:span text:style-name="T8">The Memory Configuration Protocol requires two values to access a piece of information: the Space number (8-bit integer) and the Address (32-bit integer).</text:span><text:change-end text:change-id="ct105553128382112"/><text:change-start text:change-id="ct105553128378160"/><text:span text:style-name="T8"> </text:span><text:span text:style-name="T13">The Space value comes from the &lt;segment&gt; element.</text:span></text:p>
      <text:p text:style-name="P47"><text:span text:style-name="T16">A</text:span><text:span text:style-name="T7">ddresses are laid out </text:span><text:span text:style-name="T18">by data length </text:span><text:span text:style-name="T7">using a depth-first </text:span><text:span text:style-name="T17">traversal </text:span><text:span text:style-name="T7">algorithm:</text:span></text:p>
      <text:list xml:id="list1934088485188846366" text:style-name="L12">
        <text:list-item>
          <text:p text:style-name="P66"><text:span text:style-name="T26">At the start of the segment, set current_address to be the value </text:span><text:span text:style-name="T5">of the</text:span><text:span text:style-name="T26"> attribute `origin' of the &lt;segment&gt; element, or 0 (zero) if this attribute is not present.</text:span></text:p>
        </text:list-item>
        <text:list-item>
          <text:p text:style-name="P67">For each child element:</text:p>
        </text:list-item>
      </text:list>
      <text:list xml:id="list1299415761867430761" text:style-name="L13">
        <text:list-item>
          <text:list>
            <text:list-item>
              <text:p text:style-name="P69">increment current_address by the attribute `offset' if present (can be negative!)</text:p>
            </text:list-item>
            <text:list-item>
              <text:p text:style-name="P68">if it is a primitive type</text:p>
              <text:list>
                <text:list-item>
                  <text:p text:style-name="P68">render the UI according to the element type, <text:span text:style-name="T28">take current_address for data</text:span></text:p>
                </text:list-item>
                <text:list-item>
                  <text:p text:style-name="P68">post-increment current_address by the element size <text:span text:style-name="T27">(8 for events, otherwise given by the `size' attribute)</text:span></text:p>
                </text:list-item>
              </text:list>
            </text:list-item>
            <text:list-item>
              <text:p text:style-name="P70">if it is a group, check the replication count</text:p>
              <text:list>
                <text:list-item>
                  <text:p text:style-name="P71">render a box or separator and header <text:span text:style-name="T29">except if group is empty</text:span></text:p>
                </text:list-item>
                <text:list-item>
                  <text:p text:style-name="P70">recurse into the group to lay out all child elements</text:p>
                </text:list-item>
                <text:list-item>
                  <text:p text:style-name="P70">if there is any remaining replication left, <text:span text:style-name="T28">repeat from</text:span> to <text:span text:style-name="T28">rendering box or separator</text:span></text:p>
                </text:list-item>
              </text:list>
            </text:list-item>
          </text:list>
        </text:list-item>
      </text:list>
      <text:p text:style-name="P48"><text:change-end text:change-id="ct105553128378160"/><text:change-start text:change-id="ct105553128365888"/></text:p>
      <text:p text:style-name="P48"><text:span text:style-name="T8">Data Elements support constraints for the values</text:span><text:change-end text:change-id="ct105553128365888"/><text:change-start text:change-id="ct105553128377952"/><text:span text:style-name="T8">:</text:span></text:p>
      <text:list xml:id="list5355532252939939251" text:style-name="L14">
        <text:list-item>
          <text:p text:style-name="P62"><text:span text:style-name="T8">Integers have &lt;min&gt; and &lt;max&gt; elements inside. They constrain the range </text:span><text:change-end text:change-id="ct105553128377952"/><text:change-start text:change-id="ct105553117940448"/><text:span text:style-name="T8">with endpoints inclusive, </text:span><text:span text:style-name="T4">i.e.</text:span><text:span text:style-name="T8"> &lt;min&gt;5&lt;/min&gt; allows value 5 but disallows value 4.</text:span></text:p>
        </text:list-item>
        <text:list-item>
          <text:p text:style-name="P63"><text:span text:style-name="T8">All elements support a &lt;map&gt; which can be used to </text:span><text:change-end text:change-id="ct105553117940448"/><text:change-start text:change-id="ct105553117968944"/><text:span text:style-name="T14">constrain the possible values to a fixed list, as well as provide user-readable descriptions to the values. Inside the map, the &lt;property&gt; entry is the one that should be written to the node, and the &lt;value&gt; e</text:span><text:change-end text:change-id="ct105553117968944"/><text:change-start text:change-id="ct105553117956256"/><text:span text:style-name="T14">ntry is the one that should be displayed to the user.<text:line-break/></text:span><text:span text:style-name="T15">A possible User Interface for displaying this </text:span></text:p>
        </text:list-item>
      </text:list>
      <text:p text:style-name="P61">Be aware that all data is to be written in big-endian byte order.<text:change-end text:change-id="ct105553117956256"/><text:change-start text:change-id="ct105553128383360"/></text:p>
      <text:h text:style-name="P77" text:outline-level="2"><text:soft-page-break/>Future Expansion</text:h>
      <text:p text:style-name="P73"><text:change-end text:change-id="ct105553128383360"/><text:change-start text:change-id="ct105553128401248"/>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1"><text:change-end text:change-id="ct105553128401248"/><text:change-start text:change-id="ct105553117900304"/><text:span text:style-name="T8">The guarantees given in the standard allow the algorithm for tracking the current_address to function properly for future minor versions </text:span><text:span text:style-name="T4">of the</text:span><text:span text:style-name="T8"> standard. This ensures that all known Data Elements are laid out by the Configuration Tool as in</text:span><text:change-end text:change-id="ct105553117900304"/><text:change-start text:change-id="ct105553117906336"/><text:span text:style-name="T8">tended by the CDI developer. Any unknown Data Elements can be skipped by the Configuration Tool. It is advised for Configuration Tool developers to identify to the user that an unknown element was found</text:span><text:change-end text:change-id="ct105553117906336"/><text:change-start text:change-id="ct105553128375872"/><text:span text:style-name="T8"> and an update to the software of the Configuration Tool may be required to have proper access to it.</text:span></text:p>
      <text:p text:style-name="P42"><text:span text:style-name="T8">On the other hand, a new major version</text:span><text:change-end text:change-id="ct105553128375872"/><text:change-start text:change-id="ct105553128367968"/><text:span text:style-name="T8"> </text:span><text:span text:style-name="T4">of the</text:span><text:span text:style-name="T8"> standard may define the XML elements or the layout algorithm in a completely different way that prevents a Configuration Tool designed for an earlier version of the standard for properly following the layout algorithm.</text:span><text:change-end text:change-id="ct105553128367968"/></text:p>
      <text:h text:style-name="Heading_20_1" text:outline-level="1"><text:change text:change-id="ct105553128377536"/><text:change-start text:change-id="ct105553117967696"/><text:span text:style-name="T30">Background</text:span><text:change-end text:change-id="ct105553117967696"/> Information<text:change text:change-id="ct105553117921728"/></text:h>
      <text:h text:style-name="Heading_20_2" text:outline-level="2">Environment of Proposal</text:h>
      <text:h text:style-name="Heading_20_3" text:outline-level="3">Requirements</text:h>
      <text:list xml:id="list7062633746700180021" text:style-name="L15">
        <text:list-item>
          <text:p text:style-name="P64">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4">Users want <text:s/>to configure a node entirely over the OpenLCB, without physical interactions, e.g. pushing buttons.</text:p>
        </text:list-item>
      </text:list>
      <text:h text:style-name="Heading_20_3" text:outline-level="3">Preferences</text:h>
      <text:list xml:id="list8383776678823560399" text:style-name="L16">
        <text:list-item>
          <text:p text:style-name="P65">Small nodes shouldn't need a lot of processing power, e.g. to compress or decompress data in real time. Memory usage should also be limited, but is a second priority.</text:p>
        </text:list-item>
        <text:list-item>
          <text:p text:style-name="P65">Configuration retrieval operations should be state-less and idempotent to simplify software at both ends. This is a preference for the CDI retrieval mechanism, not the CDI itself.</text:p>
        </text:list-item>
        <text:list-item>
          <text:p text:style-name="P65">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p text:style-name="Text_20_body">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office:annotation office:name="__Annotation__24414_1289875315"><dc:creator>David P Harris</dc:creator><dc:date>2015-02-15T22:10:22.263628000</dc:date><text:list text:style-name=""><text:list-item><text:p text:style-name="P79"><text:span text:style-name="T34">'in' ??</text:span></text:p></text:list-item></text:list></office:annotation>to<text:change-start text:change-id="ct106652633752544"/><office:annotation-end office:name="__Annotation__24414_1289875315"/><text:change-end text:change-id="ct106652633752544"/> this proposal. Similarly, DCC CV29 has lots of variables within it, each stored as bits. </text:p>
      <text:p text:style-name="P1"><text:soft-page-break/></text:p>
      <text:p text:style-name="P1">2) The primary design constraints are complexity and size in the OpenLCB device providing CDI, and complexity and size in the device consuming the CDI.</text:p>
      <text:p text:style-name="P1"/>
      <text:p text:style-name="P1">2A) Size and complexity in the providing device is the more important constraint. There are more of those devices, they are cost sensitive, and they may not be <text:change text:change-id="ct105553117900720"/><text:change-start text:change-id="ct105553128366512"/><text:span text:style-name="T30">upgradeable</text:span><text:change-end text:change-id="ct105553128366512"/> once delivered.</text:p>
      <text:p text:style-name="P1"/>
      <text:p text:style-name="P1">2B) Size and complexity in the CDI-consuming device should also be considered. In particular, code complexity is an issue which must be addressed.</text:p>
      <text:p text:style-name="P1"><text:change-start text:change-id="ct106652631683680"/><office:annotation><dc:creator>David P Harris</dc:creator><dc:date>2015-02-15T22:11:26.453833000</dc:date><text:list text:continue-numbering="true" text:style-name=""><text:list-item><text:p text:style-name="P79"><text:span text:style-name="T34">Some extra blank lines present. </text:span></text:p></text:list-item></text:list></office:annotation><text:change-end text:change-id="ct106652631683680"/></text:p>
      <text:p text:style-name="P1"/>
      <text:p text:style-name="P1">3) Secondary constraints are testability of the provided information, scalability of the format, and the convenience and availability of a suitable toolchain.</text:p>
      <text:p text:style-name="P1"/>
      <text:p text:style-name="P1"/>
      <text:p text:style-name="P1">4) There is a physical/logical structure to the configuration which the CDI can and should reflect:</text:p>
      <text:p text:style-name="P1"/>
      <text:p text:style-name="P1">4A) The basic OpenLCB unit is a "Node". Nodes provide CDI for their needed configuration information. The protocol for that will be defined elsewhere/<office:annotation office:name="__Annotation__24416_1289875315"><dc:creator>David P Harris</dc:creator><dc:date>2015-02-15T22:12:20.562671000</dc:date><text:p text:style-name="P80"><text:span text:style-name="T34">else-when</text:span></text:p></office:annotation>elsewhen<text:change-start text:change-id="ct105553120000784"/><office:annotation-end office:name="__Annotation__24416_1289875315"/><text:change-end text:change-id="ct105553120000784"/>.</text:p>
      <text:p text:style-name="P1"/>
      <text:p text:style-name="P1">4B) A Node can contain zero or more "Producers". Each Producer is independently configured. There is no ordering between separate Producers, but they can be numbered for ease of reference.</text:p>
      <text:p text:style-name="P1"/>
      <text:p text:style-name="P1">4C) A Node can contain zero or more "Consumers". Each Consumer is independently configured. There is no ordering between separate Consumers, or between individual Consumers and Producers, but they can be numbered for ease of reference.</text:p>
      <text:p text:style-name="P1"/>
      <text:p text:style-name="P1">4D) Each Producer or Consumer can be configured with zero or one Events.<text:change-start text:change-id="ct105553117969360"/> <text:span text:style-name="T30">A hardware port may have </text:span><text:span text:style-name="T30"><office:annotation office:name="__Annotation__24417_1289875315"><dc:creator>David P Harris</dc:creator><dc:date>2015-02-15T22:13:03.692553000</dc:date><text:p text:style-name="P80"><text:span text:style-name="T34">more than</text:span></text:p></office:annotation></text:span><text:span text:style-name="T30">morethan </text:span><text:change-end text:change-id="ct105553117969360"/><text:change-start text:change-id="ct106652631684096"/><office:annotation-end office:name="__Annotation__24417_1289875315"/><text:change-end text:change-id="ct106652631684096"/><text:change-start text:change-id="ct106652631683264"/><text:span text:style-name="T30">one Producer or Consumer (for example two: off and on).</text:span><text:change-end text:change-id="ct106652631683264"/></text:p>
      <text:p text:style-name="P1"/>
      <text:p text:style-name="P1">4E) Each Event has an Identifier which uniquely defines it. <text:change text:change-id="ct105553117902176"/></text:p>
      <text:p text:style-name="P1"/>
      <text:p text:style-name="P1">4F) To ensure future growth, there is no required "device", "channel" or other grouping within a node. Those may be present in some node types, and CDI must be able to represent them, but may not require any specific organization.<text:change-start text:change-id="ct105553128385856"/> <text:span text:style-name="T30">In other words, organizing the configuration is left up to the Node developers. One </text:span><text:change-end text:change-id="ct105553128385856"/><text:change-start text:change-id="ct105553117969152"/><text:span text:style-name="T30">OpenLCB product may be considered superior to another of equivalent hardware capabilities purely because its configuration is easier to understand and use for the end-user.</text:span><text:change-end text:change-id="ct105553117969152"/></text:p>
      <text:p text:style-name="P1"/>
      <text:h text:style-name="Heading_20_3" text:outline-level="3">Storage</text:h>
      <text:p text:style-name="P1">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text:soft-page-break/></text:p>
      <text:p text:style-name="P1">A "Map" provides a set of named descriptive values. It contains:</text:p>
      <text:p text:style-name="P1"/>
      <text:p text:style-name="P9"><office:annotation office:name="__Annotation__24418_1289875315"><dc:creator>David P Harris</dc:creator><dc:date>2015-02-15T22:14:30.026344000</dc:date><text:list text:continue-numbering="true" text:style-name=""><text:list-item><text:p text:style-name="P79"><text:span text:style-name="T34">Use bullets <text:s/>??</text:span></text:p></text:list-item></text:list></office:annotation>Name: Optional String, if present required to be unique within enclosing group or node</text:p>
      <text:p text:style-name="P9">Description: Optional String</text:p>
      <text:p text:style-name="P9">1 or more "Key", "Value" pairs. Each element of the pair can be of any supported type, depending only on how it is to be used.<text:change-start text:change-id="ct106102877865024"/><office:annotation-end office:name="__Annotation__24418_1289875315"/><text:change-end text:change-id="ct106102877865024"/></text:p>
      <text:p text:style-name="P1">Map elements provide a mapping between the pairs they contain. For example, a map can relate numeric values for a variable to descripti<text:change text:change-id="ct106652629560320"/><text:change-start text:change-id="ct106652631680352"/><text:span text:style-name="T31">ve</text:span><text:change-end text:change-id="ct106652631680352"/>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p text:style-name="P1"><office:annotation office:name="__Annotation__24419_1289875315"><dc:creator>David P Harris</dc:creator><dc:date>2015-02-15T22:15:21.701839000</dc:date><text:list text:continue-numbering="true" text:style-name=""><text:list-item><text:p text:style-name="P79"><text:span text:style-name="T34">Bullets ??</text:span></text:p></text:list-item></text:list></office:annotation>Manufacturer: String<text:change-start text:change-id="ct106652629537856"/></text:p>
      <text:p text:style-name="P7"><text:change-end text:change-id="ct106652629537856"/><text:change text:change-id="ct106652631665168"/><text:change text:change-id="ct106652629586944"/>Model: If present, the human-readable model name the manufacturer gives to this node.</text:p>
      <text:p text:style-name="P1">Version: If present, the human-readable version string for the current board.<text:change-start text:change-id="ct106652631689088"/><office:annotation-end office:name="__Annotation__24419_1289875315"/><text:change-end text:change-id="ct106652631689088"/></text:p>
      <text:p text:style-name="P26"><text:change-start text:change-id="ct106652631656224"/></text:p>
      <text:p text:style-name="P7"><text:span text:style-name="T31">An optional Map for storing custom attributes defined by the manufacturer.</text:span><text:change-end text:change-id="ct106652631656224"/><text:change text:change-id="ct106652633720720"/><text:change-start text:change-id="ct106652629545968"/><text:span text:style-name="T31"> </text:span><text:change-end text:change-id="ct106652629545968"/>Any other information desired can be added <text:change text:change-id="ct106652629549920"/><text:change-start text:change-id="ct106652633675584"/><text:span text:style-name="T31">to this map</text:span><text:change-end text:change-id="ct106652633675584"/>.</text:p>
      <text:p text:style-name="P1"/>
      <text:p text:style-name="P1">III) Within the node is zero or more "groups". Each group contains:</text:p>
      <text:p text:style-name="P1"/>
      <text:p text:style-name="P1">Name: String, required to be unique within enclosing group or node</text:p>
      <text:p text:style-name="P1">Descripti<text:change text:change-id="ct106652629537232"/><text:change-start text:change-id="ct106652631668704"/><text:span text:style-name="T32">on</text:span><text:change-end text:change-id="ct106652631668704"/>: <text:change text:change-id="ct106652629547424"/><text:change-start text:change-id="ct106652629554288"/><text:span text:style-name="T32">Documents to the end-user the logical contents.</text:span><text:change-end text:change-id="ct106652629554288"/></text:p>
      <text:p text:style-name="P1">Replication count: Integer &gt;= 1 (number of times this group is replicated within the parent item)</text:p>
      <text:p text:style-name="P1"/>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text:change text:change-id="ct106652633678912"/><text:change-start text:change-id="ct106652629560112"/><text:span text:style-name="T32">Instances</text:span><text:change-end text:change-id="ct106652629560112"/> within replicated groups are numbered from 1 to the replication count. If more than one replicated group is present, the numbering for each starts again with 1.</text:p>
      <text:p text:style-name="P1"/>
      <text:p text:style-name="P1">Groups may contain one or more inner groups, with the same representation. This may continue to any desired level.</text:p>
      <text:p text:style-name="P1"/>
      <text:p text:style-name="P1">IV) Groups may contain "variable"<text:change text:change-id="ct106652629559488"/> descriptions<text:change text:change-id="ct106652629559696"/><text:change-start text:change-id="ct106652629562192"/> <text:span text:style-name="T32">of various types.</text:span><text:change-end text:change-id="ct106652629562192"/></text:p>
      <text:p text:style-name="P1"/>
      <text:p text:style-name="P1">IV-a) A "variable" description contains:</text:p>
      <text:p text:style-name="P1"><text:change-start text:change-id="ct106652629563232"/></text:p>
      <text:p text:style-name="P27">Type: represented by the element tag. Can be int, string (UTF-8), eventid.<text:change-end text:change-id="ct106652629563232"/><text:change-start text:change-id="ct106652629561360"/> Previously other types were also considered, e.g. "bit", "digit" (an unsigned binary-coded-decimal value), "signed" (a binary value with a sign), "unsigned" (a binary value without a sign), "blob" (arbitrary byte vector).<text:change-end text:change-id="ct106652629561360"/></text:p>
      <text:p text:style-name="P1">Name: String, required to be unique within enclosing group or node</text:p>
      <text:p text:style-name="P1"><text:soft-page-break/>Type: <text:change text:change-id="ct106652629548256"/></text:p>
      <text:p text:style-name="P1">Max: Integer - <text:change text:change-id="ct106652631663296"/>the maximum value allowed.</text:p>
      <text:p text:style-name="P1">Min: Integer - <text:change text:change-id="ct106652629550544"/>the minimum value allowed.<text:change-start text:change-id="ct106652629583200"/></text:p>
      <text:p text:style-name="P27">Size: describes how many bytes are occupied by this variable. Also used for integers, to describe the <text:change-end text:change-id="ct106652629583200"/><text:change-start text:change-id="ct106652629589024"/><text:span text:style-name="T33">data type size (e.g. byte, word, dword etc).</text:span><text:change-end text:change-id="ct106652629589024"/></text:p>
      <text:p text:style-name="P1">Description: Optional String</text:p>
      <text:p text:style-name="P1">Default: <text:change text:change-id="ct106652631673280"/><text:change text:change-id="ct106652629554704"/><text:change-start text:change-id="ct106652631673488"/><text:span text:style-name="T33">optional, for integer type only</text:span><text:change-end text:change-id="ct106652631673488"/></text:p>
      <text:p text:style-name="P1">Offset: Optional integer offset <text:change text:change-id="ct106652631673696"/><text:change-start text:change-id="ct106652631673904"/><text:span text:style-name="T33">to skip before this element in the layout, </text:span><text:change-end text:change-id="ct106652631673904"/>data is <text:change-start text:change-id="ct106652631684512"/><text:span text:style-name="T33">otherwise </text:span><text:change-end text:change-id="ct106652631684512"/>laid out by length in depth-first order.</text:p>
      <text:p text:style-name="P1"/>
      <text:p text:style-name="P1">A variable may contain zero or one map descriptions. If present, the map represents a mapping between possible values (the "<text:change text:change-id="ct106652631684720"/><text:change-start text:change-id="ct106652631684928"/><text:span text:style-name="T33">Property</text:span><text:change-end text:change-id="ct106652631684928"/>"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change-start text:change-id="ct105553128331360"/>. <text:span text:style-name="T33">A possible way </text:span><text:change-end text:change-id="ct105553128331360"/><text:change-start text:change-id="ct105553126243984"/><text:span text:style-name="T33">to organize internally bit-mapped information is to use an address translation scheme which maps each bit to a byte.</text:span><text:change-end text:change-id="ct105553126243984"/>)<text:change text:change-id="ct105553128364640"/></text:p>
      <text:p text:style-name="P1"><text:change text:change-id="ct105553126290368"/></text:p>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
      <text:p text:style-name="P1">Manufacturer (String): Digitrax</text:p>
      <text:p text:style-name="P1">Model (String): DS54</text:p>
      <text:p text:style-name="P1">Version (String): 2.33</text:p>
      <text:p text:style-name="P1">Description (Optional String): For more information, see http://digitrax.com/asdf/123</text:p>
      <text:p text:style-name="P1"/>
      <text:p text:style-name="P1">Group start:</text:p>
      <text:p text:style-name="P1">Name (String): Decoder</text:p>
      <text:p text:style-name="P1">Description (Optional String): These variables describe the entire board</text:p>
      <text:p text:style-name="P1">Replication count (integer): 1</text:p>
      <text:p text:style-name="P1"/>
      <text:p text:style-name="P9">Variable:</text:p>
      <text:p text:style-name="P9">Name: Address</text:p>
      <text:p text:style-name="P9"><text:soft-page-break/>Type: Integer</text:p>
      <text:p text:style-name="P9">Max: 2044</text:p>
      <text:p text:style-name="P9">Min: 0</text:p>
      <text:p text:style-name="P9">Description: This is the board address, in DCC space originally</text:p>
      <text:p text:style-name="P9"/>
      <text:p text:style-name="P1"/>
      <text:p text:style-name="P9">Group start: (Note this is nested in "Decoder")</text:p>
      <text:p text:style-name="P9">Name (String): Channel</text:p>
      <text:p text:style-name="P9">Description (Optional String): Each Channel is one pair of output wires and contains two inputs</text:p>
      <text:p text:style-name="P9">Replication count (integer): 4</text:p>
      <text:p text:style-name="P37"/>
      <text:p text:style-name="P8">Group start: (Note this is nested in "Channel")</text:p>
      <text:p text:style-name="P8">Name (String): Input</text:p>
      <text:p text:style-name="P8">Description (Optional String): Each Channel has two inputs, called "Switch" and "Aux"<text:change text:change-id="ct105553120005152"/></text:p>
      <text:p text:style-name="P8"/>
      <text:p text:style-name="P8"><text:change text:change-id="ct105553128376912"/><text:change-start text:change-id="ct105553128376704"/><text:span text:style-name="T20">Group</text:span><text:change-end text:change-id="ct105553128376704"/> start:</text:p>
      <text:p text:style-name="P8">Name: Switch Input Active</text:p>
      <text:p text:style-name="P8">Description: Driven by the 1st input wire for this channel. The variables control ....</text:p>
      <text:p text:style-name="P8"/>
      <text:p text:style-name="P38"><text:change-start text:change-id="ct105553117909456"/>Variable:</text:p>
      <text:p text:style-name="P38">Name: <text:span text:style-name="T20">Producer Active</text:span></text:p>
      <text:p text:style-name="P38">Type: <text:span text:style-name="T20">event id</text:span></text:p>
      <text:p text:style-name="P38">Variable End</text:p>
      <text:p text:style-name="P38"/>
      <text:p text:style-name="P39"><text:change-end text:change-id="ct105553117909456"/><text:change-start text:change-id="ct105553117967280"/>Variable:</text:p>
      <text:p text:style-name="P39">Name: <text:span text:style-name="T20">Producer Inactive</text:span></text:p>
      <text:p text:style-name="P39">Type: <text:span text:style-name="T20">event id</text:span></text:p>
      <text:p text:style-name="P39">Variable End</text:p>
      <text:p text:style-name="P39"/>
      <text:p text:style-name="P39"><text:change-end text:change-id="ct105553117967280"/>Variable:</text:p>
      <text:p text:style-name="P37">Name: Input Type</text:p>
      <text:p text:style-name="P37">Type: Integer</text:p>
      <text:p text:style-name="P37">Max: 10</text:p>
      <text:p text:style-name="P37">Min: 0</text:p>
      <text:p text:style-name="P37">Default: 0</text:p>
      <text:p text:style-name="P37">Description: Specify the type of signal expected on this input</text:p>
      <text:p text:style-name="P37">Map:</text:p>
      <text:p text:style-name="P37">Name: Values</text:p>
      <text:p text:style-name="P37">"0", "positive edge"</text:p>
      <text:p text:style-name="P37">"1", "negative edge"</text:p>
      <text:p text:style-name="P37">"2", "either edge"</text:p>
      <text:p text:style-name="P37">...</text:p>
      <text:p text:style-name="P37">Map End</text:p>
      <text:p text:style-name="P37"><text:soft-page-break/>Variable End<text:change-start text:change-id="ct105553117970192"/></text:p>
      <text:p text:style-name="P37"><text:change-end text:change-id="ct105553117970192"/></text:p>
      <text:p text:style-name="P37">Variable:</text:p>
      <text:p text:style-name="P37">Name: Input Task</text:p>
      <text:p text:style-name="P37">Type: Integer</text:p>
      <text:p text:style-name="P37">Max: 8</text:p>
      <text:p text:style-name="P37">Min: 0</text:p>
      <text:p text:style-name="P37">Default: 0</text:p>
      <text:p text:style-name="P37">Description: Specify the local action when this input is active</text:p>
      <text:p text:style-name="P37"/>
      <text:p text:style-name="P40">Map:</text:p>
      <text:p text:style-name="P40">Name: Values</text:p>
      <text:p text:style-name="P40">"0", "Output toggle"</text:p>
      <text:p text:style-name="P40">"1", "No output change"</text:p>
      <text:p text:style-name="P40">"2", "Output thrown"</text:p>
      <text:p text:style-name="P40">...</text:p>
      <text:p text:style-name="P40">Map End</text:p>
      <text:p text:style-name="P37">Variable End</text:p>
      <text:p text:style-name="P8"><text:change text:change-id="ct105553128385232"/><text:change-start text:change-id="ct105553128380448"/><text:span text:style-name="T20">Group</text:span><text:change-end text:change-id="ct105553128380448"/> end:</text:p>
      <text:p text:style-name="P8"><text:change-start text:change-id="ct105553117932128"/></text:p>
      <text:p text:style-name="P8"><text:change-end text:change-id="ct105553117932128"/><text:change text:change-id="ct105553117953552"/><text:change-start text:change-id="ct105553128384608"/><text:span text:style-name="T20">Group</text:span><text:change-end text:change-id="ct105553128384608"/> start:</text:p>
      <text:p text:style-name="P8">Name: Aux Input Active</text:p>
      <text:p text:style-name="P8">Description: Driven by the 2nd input wire for this channel. The variables control ....</text:p>
      <text:p text:style-name="P8"/>
      <text:p text:style-name="P38"><text:change-start text:change-id="ct105553128385648"/>Variable:</text:p>
      <text:p text:style-name="P38">Name: <text:span text:style-name="T20">Producer Active</text:span></text:p>
      <text:p text:style-name="P38">Type: <text:span text:style-name="T20">event id</text:span></text:p>
      <text:p text:style-name="P38">Variable End</text:p>
      <text:p text:style-name="P38"/>
      <text:p text:style-name="P39">Variable:</text:p>
      <text:p text:style-name="P39">Name: <text:span text:style-name="T20">Producer Inactive</text:span></text:p>
      <text:p text:style-name="P39">Type: <text:span text:style-name="T20">event id</text:span></text:p>
      <text:p text:style-name="P39">Variable End</text:p>
      <text:p text:style-name="P39"/>
      <text:p text:style-name="P38"><text:change-end text:change-id="ct105553128385648"/>Variable:</text:p>
      <text:p text:style-name="P37">Name: Input Type</text:p>
      <text:p text:style-name="P37">Type: Integer</text:p>
      <text:p text:style-name="P37">Max: 10</text:p>
      <text:p text:style-name="P37">Min: 0</text:p>
      <text:p text:style-name="P37">Default: 0</text:p>
      <text:p text:style-name="P37">Description: Specify the type of signal expected on this input</text:p>
      <text:p text:style-name="P37">Map:</text:p>
      <text:p text:style-name="P37">Name: Values</text:p>
      <text:p text:style-name="P37">"0", "positive edge"</text:p>
      <text:p text:style-name="P37">"1", "neither edge"</text:p>
      <text:p text:style-name="P37"><text:soft-page-break/>"2", "either edge"</text:p>
      <text:p text:style-name="P37">...</text:p>
      <text:p text:style-name="P37">Map End</text:p>
      <text:p text:style-name="P37">Variable End<text:change-start text:change-id="ct105553128365472"/></text:p>
      <text:p text:style-name="P37"><text:change-end text:change-id="ct105553128365472"/></text:p>
      <text:p text:style-name="P37">Variable:</text:p>
      <text:p text:style-name="P37">Name: Input Task</text:p>
      <text:p text:style-name="P37">Type: Integer</text:p>
      <text:p text:style-name="P37">Max: 8</text:p>
      <text:p text:style-name="P37">Min: 0</text:p>
      <text:p text:style-name="P37">Default: 0</text:p>
      <text:p text:style-name="P37">Description: Specify the local action when this input is active</text:p>
      <text:p text:style-name="P37"/>
      <text:p text:style-name="P40">Map:</text:p>
      <text:p text:style-name="P40">Name: Values</text:p>
      <text:p text:style-name="P40">"0", "Output toggle"</text:p>
      <text:p text:style-name="P40">"1", "No output change"</text:p>
      <text:p text:style-name="P40">"2", "Output thrown"</text:p>
      <text:p text:style-name="P40">...</text:p>
      <text:p text:style-name="P40">Map End</text:p>
      <text:p text:style-name="P37">Variable End</text:p>
      <text:p text:style-name="P8"><text:change text:change-id="ct105553128361936"/><text:change-start text:change-id="ct105553126239616"/><text:span text:style-name="T20">Group</text:span><text:change-end text:change-id="ct105553126239616"/> end:</text:p>
      <text:p text:style-name="P1"/>
      <text:p text:style-name="P9">Group end: (This is the end of the input group)</text:p>
      <text:p text:style-name="P1"/>
      <text:p text:style-name="P9">Variable:</text:p>
      <text:p text:style-name="P9">Name: Output Type</text:p>
      <text:p text:style-name="P9">Type: Integer</text:p>
      <text:p text:style-name="P9">Max: 40</text:p>
      <text:p text:style-name="P9">Min: 0</text:p>
      <text:p text:style-name="P9">Default: 0</text:p>
      <text:p text:style-name="P9">Description: Determines what the output leads do in response to events ....</text:p>
      <text:p text:style-name="P9"/>
      <text:p text:style-name="P9"><text:change text:change-id="ct105553128367760"/><text:change-start text:change-id="ct105553117967904"/><text:span text:style-name="T20">Variable</text:span><text:change-end text:change-id="ct105553117967904"/> start:<text:change-start text:change-id="ct105553117950432"/></text:p>
      <text:p text:style-name="P10">Type: eventid<text:change-end text:change-id="ct105553117950432"/></text:p>
      <text:p text:style-name="P9">Name: Turnout Active Thrown</text:p>
      <text:p text:style-name="P9">Description: Set the thrown output lead active and closed lead inactive.</text:p>
      <text:p text:style-name="P9"><text:change text:change-id="ct105553117967072"/><text:change-start text:change-id="ct105553128362144"/><text:span text:style-name="T20">V</text:span><text:change-end text:change-id="ct105553128362144"/><text:change-start text:change-id="ct105553119957104"/><text:span text:style-name="T20">ariable</text:span><text:change-end text:change-id="ct105553119957104"/> end:</text:p>
      <text:p text:style-name="P9"/>
      <text:p text:style-name="P11"><text:change-start text:change-id="ct105553128372128"/><text:span text:style-name="T20">Variable</text:span> start:</text:p>
      <text:p text:style-name="P10">Type: eventid<text:change-end text:change-id="ct105553128372128"/><text:change text:change-id="ct105553128361104"/></text:p>
      <text:p text:style-name="P9">Name: Turnout Active Closed</text:p>
      <text:p text:style-name="P9">Description: Set the closed output lead active and thrown lead inactive.</text:p>
      <text:p text:style-name="P9"><text:change text:change-id="ct105553117942736"/><text:change-start text:change-id="ct105553128393552"/><text:span text:style-name="T20">Variable</text:span><text:change-end text:change-id="ct105553128393552"/> end:</text:p>
      <text:p text:style-name="P9"/>
      <text:p text:style-name="P11"><text:change-start text:change-id="ct105553128374416"/><text:span text:style-name="T20">Variable</text:span> start:</text:p>
      <text:p text:style-name="P10"><text:soft-page-break/>Type: eventid</text:p>
      <text:p text:style-name="P11"><text:change-end text:change-id="ct105553128374416"/><text:change text:change-id="ct105553128359440"/>Name: Turnout Active Both</text:p>
      <text:p text:style-name="P9">Description: Sets both output leads active.</text:p>
      <text:p text:style-name="P9"><text:change text:change-id="ct105553128374832"/><text:change-start text:change-id="ct105553128393760"/><text:span text:style-name="T20">Variable</text:span><text:change-end text:change-id="ct105553128393760"/> end:</text:p>
      <text:p text:style-name="P9"/>
      <text:p text:style-name="P11"><text:change-start text:change-id="ct105553128401456"/><text:span text:style-name="T20">Variable</text:span> start:</text:p>
      <text:p text:style-name="P10">Type: eventid</text:p>
      <text:p text:style-name="P11"><text:change-end text:change-id="ct105553128401456"/><text:change text:change-id="ct105553128382944"/>Name: Turnout Inactive</text:p>
      <text:p text:style-name="P9">Description: Sets both output leads inactive.</text:p>
      <text:p text:style-name="P9"><text:change text:change-id="ct105553128383984"/><text:change-start text:change-id="ct105553128385440"/><text:span text:style-name="T20">Variable</text:span><text:change-end text:change-id="ct105553128385440"/> end:</text:p>
      <text:p text:style-name="P9"/>
      <text:p text:style-name="P9">Group end: (This is end of the "Channel" group)</text:p>
      <text:p text:style-name="P1"/>
      <text:p text:style-name="P1">Group end: (This is end of the "Decoder" group)</text:p>
      <text:p text:style-name="P1"/>
      <text:p text:style-name="P1"/>
      <text:p text:style-name="P1">Some thoughts based on putting this example together:</text:p>
      <text:p text:style-name="P1"/>
      <text:p text:style-name="P1">1) In a real DS54, there are subtle differences between the Switch and Aux configuration choices on the various channels.<text:change text:change-id="ct105553117913408"/> For a real device, they could either be separately specified or (more likely) the differences wouldn't matter in a P/C-based device.</text:p>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h text:style-name="P12" text:outline-level="2"><text:change text:change-id="ct105553128375456"/><text:change-start text:change-id="ct105553128373584"/>Notes about compression<text:change-end text:change-id="ct105553128373584"/></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text:soft-page-break/>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change text:change-id="ct105553128375248"/><text:change text:change-id="ct105553128350704"/></text:p>
      <text:p text:style-name="Text_20_body"><text:change-start text:change-id="ct107202389539392"/><office:annotation><dc:creator>David P Harris</dc:creator><dc:date>2015-02-15T22:16:21.654786000</dc:date><text:list text:continue-numbering="true" text:style-name=""><text:list-item><text:p text:style-name="P79"><text:span text:style-name="T34">TOC on new page.</text:span></text:p></text:list-item></text:list></office:annotation><text:change-end text:change-id="ct10720238953939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1</text:p>
          <text:p text:style-name="P49"><text:s/>2 Annotations to the Standard<text:tab/>1</text:p>
          <text:p text:style-name="P50"><text:s/>2.1 Introduction<text:tab/>1</text:p>
          <text:p text:style-name="P50"><text:s/>2.2 Intended Use<text:tab/>1</text:p>
          <text:p text:style-name="P50"><text:s/>2.3 Reference and Context<text:tab/>1</text:p>
          <text:p text:style-name="P50"><text:s/>2.4 Content<text:tab/>2</text:p>
          <text:p text:style-name="P50"><text:s/>2.5 Format<text:tab/>2</text:p>
          <text:p text:style-name="P51"><text:s/>2.5.1 XML Elements<text:tab/>2</text:p>
          <text:p text:style-name="P52"><text:s/>2.5.1.1 &lt;identification&gt; Element<text:tab/>2</text:p>
          <text:p text:style-name="P52"><text:s/>2.5.1.2 &lt;acdi&gt; Element<text:tab/>3</text:p>
          <text:p text:style-name="P52"><text:s/>2.5.1.3 &lt;segment&gt; Element<text:tab/>4</text:p>
          <text:p text:style-name="P52"><text:s/>2.5.1.4 Data Elements<text:tab/>4</text:p>
          <text:p text:style-name="P50"><text:s/>2.6 Future Expansion<text:tab/>5</text:p>
          <text:p text:style-name="P49"><text:s/>3 Background Information<text:tab/>5</text:p>
          <text:p text:style-name="P50"><text:s/>3.1 Environment of Proposal<text:tab/>5</text:p>
          <text:p text:style-name="P51"><text:s/>3.1.1 Requirements<text:tab/>5</text:p>
          <text:p text:style-name="P51"><text:s/>3.1.2 Preferences<text:tab/>5</text:p>
          <text:p text:style-name="P51">Design Points<text:tab/>5</text:p>
          <text:p text:style-name="P51"><text:s/>3.1.3 Storage<text:tab/>6</text:p>
          <text:p text:style-name="P50"><text:s/>3.2 Example<text:tab/>8</text:p>
          <text:p text:style-name="P50"><text:s/>3.3 Notes about compression<text:tab/>12</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OpenSymbol2" svg:font-family="OpenSymbol, 'Arial Unicode MS'"/>
    <style:font-face style:name="Tahoma4" svg:font-family="Tahoma"/>
    <style:font-face style:name="TimesNewRomanPSMT" svg:font-family="TimesNewRomanPSMT"/>
    <style:font-face style:name="Courier New" svg:font-family="'Courier New'" style:font-family-generic="modern"/>
    <style:font-face style:name="F" svg:font-family="" style:font-family-generic="roman"/>
    <style:font-face style:name="Times New Roman1" svg:font-family="'Times New Roman'" style:font-family-generic="roman"/>
    <style:font-face style:name="Tahoma1" svg:font-family="Tahoma" style:font-family-generic="swiss"/>
    <style:font-face style:name="Courier New1" svg:font-family="'Courier New'" style:font-family-generic="modern" style:font-pitch="fixed"/>
    <style:font-face style:name="Arial Unicode MS2" svg:font-family="'Arial Unicode MS'"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4"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4"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Technical Not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span text:style-name="Page_20_Number"><text:span text:style-name="MT2"> - </text:span></text:span><text:span text:style-name="Page_20_Number"><text:span text:style-name="MT2"><text:date style:data-style-name="N75" text:date-value="2015-02-15T22:16:57.979627707">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5T22:16:57.989227082">Feb 15,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span text:style-name="Page_20_Number"><text:span text:style-name="MT4"> - </text:span></text:span><text:span text:style-name="Page_20_Number"><text:span text:style-name="MT2"><text:date style:data-style-name="N75" text:date-value="2015-02-15T22:16:57.991248797">Feb 15,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4</meta:editing-cycles>
    <meta:editing-duration>PT18H26M49S</meta:editing-duration>
    <meta:generator>LibreOffice/4.4.0.3$MacOSX_X86_64 LibreOffice_project/de093506bcdc5fafd9023ee680b8c60e3e0645d7</meta:generator>
    <dc:date>2015-02-15T22:16:57.860763000</dc:date>
    <dc:creator>David P Harris</dc:creator>
    <meta:document-statistic meta:table-count="1" meta:image-count="1" meta:object-count="0" meta:page-count="13" meta:paragraph-count="335" meta:word-count="3778" meta:character-count="23994" meta:non-whitespace-character-count="20245"/>
    <meta:user-defined meta:name="Info 1"/>
    <meta:user-defined meta:name="Info 2"/>
    <meta:user-defined meta:name="Info 3"/>
    <meta:user-defined meta:name="Info 4"/>
  </office:meta>
</office:document-meta>
</file>